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rms</text:p>
          </table:table-cell>
          <table:table-cell table:style-name="ce1" office:value-type="string" calcext:value-type="string">
            <text:p>1st quartile</text:p>
          </table:table-cell>
          <table:table-cell table:style-name="ce1" office:value-type="string" calcext:value-type="string">
            <text:p>2nd quartile</text:p>
          </table:table-cell>
          <table:table-cell table:style-name="ce1" office:value-type="string" calcext:value-type="string">
            <text:p>3rd quartile</text:p>
          </table:table-cell>
          <table:table-cell table:style-name="ce1" office:value-type="string" calcext:value-type="string">
            <text:p>interquartilerang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variance</text:p>
          </table:table-cell>
        </table:table-row>
        <table:table-row table:style-name="ro2">
          <table:table-cell office:value-type="string" calcext:value-type="string">
            <text:p>w1</text:p>
          </table:table-cell>
          <table:table-cell office:value-type="float" office:value="100" calcext:value-type="float">
            <text:p>100</text:p>
          </table:table-cell>
          <table:table-cell office:value-type="float" office:value="133.8370399" calcext:value-type="float">
            <text:p>133.8370399</text:p>
          </table:table-cell>
          <table:table-cell office:value-type="float" office:value="0.268368046734462" calcext:value-type="float">
            <text:p>0.268368046734462</text:p>
          </table:table-cell>
          <table:table-cell office:value-type="float" office:value="133.3837" calcext:value-type="float">
            <text:p>133.3837</text:p>
          </table:table-cell>
          <table:table-cell office:value-type="float" office:value="133.5667975" calcext:value-type="float">
            <text:p>133.5667975</text:p>
          </table:table-cell>
          <table:table-cell office:value-type="float" office:value="133.932505" calcext:value-type="float">
            <text:p>133.932505</text:p>
          </table:table-cell>
          <table:table-cell office:value-type="float" office:value="134.056975" calcext:value-type="float">
            <text:p>134.056975</text:p>
          </table:table-cell>
          <table:table-cell office:value-type="float" office:value="134.1944" calcext:value-type="float">
            <text:p>134.1944</text:p>
          </table:table-cell>
          <table:table-cell office:value-type="float" office:value="133.7019187" calcext:value-type="float">
            <text:p>133.7019187</text:p>
          </table:table-cell>
          <table:table-cell office:value-type="float" office:value="133.83730627291" calcext:value-type="float">
            <text:p>133.83730627291</text:p>
          </table:table-cell>
          <table:table-cell office:value-type="float" office:value="133.5667975" calcext:value-type="float">
            <text:p>133.5667975</text:p>
          </table:table-cell>
          <table:table-cell table:number-columns-repeated="2" office:value-type="float" office:value="133.932505" calcext:value-type="float">
            <text:p>133.932505</text:p>
          </table:table-cell>
          <table:table-cell office:value-type="float" office:value="0.365707499999985" calcext:value-type="float">
            <text:p>0.365707499999985</text:p>
          </table:table-cell>
          <table:table-cell office:value-type="float" office:value="0.810699999999997" calcext:value-type="float">
            <text:p>0.810699999999997</text:p>
          </table:table-cell>
          <table:table-cell office:value-type="float" office:value="0.0720214085080705" calcext:value-type="float">
            <text:p>0.072021408508071</text:p>
          </table:table-cell>
        </table:table-row>
        <table:table-row table:style-name="ro2">
          <table:table-cell office:value-type="string" calcext:value-type="string">
            <text:p>w2</text:p>
          </table:table-cell>
          <table:table-cell office:value-type="float" office:value="100" calcext:value-type="float">
            <text:p>100</text:p>
          </table:table-cell>
          <table:table-cell office:value-type="float" office:value="134.1567482" calcext:value-type="float">
            <text:p>134.1567482</text:p>
          </table:table-cell>
          <table:table-cell office:value-type="float" office:value="0.116112140756558" calcext:value-type="float">
            <text:p>0.116112140756558</text:p>
          </table:table-cell>
          <table:table-cell office:value-type="float" office:value="133.79419" calcext:value-type="float">
            <text:p>133.79419</text:p>
          </table:table-cell>
          <table:table-cell office:value-type="float" office:value="134.09701" calcext:value-type="float">
            <text:p>134.09701</text:p>
          </table:table-cell>
          <table:table-cell office:value-type="float" office:value="134.1687" calcext:value-type="float">
            <text:p>134.1687</text:p>
          </table:table-cell>
          <table:table-cell office:value-type="float" office:value="134.2479825" calcext:value-type="float">
            <text:p>134.2479825</text:p>
          </table:table-cell>
          <table:table-cell office:value-type="float" office:value="134.38208" calcext:value-type="float">
            <text:p>134.38208</text:p>
          </table:table-cell>
          <table:table-cell office:value-type="float" office:value="134.1268791" calcext:value-type="float">
            <text:p>134.1268791</text:p>
          </table:table-cell>
          <table:table-cell office:value-type="float" office:value="134.15679794482" calcext:value-type="float">
            <text:p>134.15679794482</text:p>
          </table:table-cell>
          <table:table-cell office:value-type="float" office:value="134.09701" calcext:value-type="float">
            <text:p>134.09701</text:p>
          </table:table-cell>
          <table:table-cell table:number-columns-repeated="2" office:value-type="float" office:value="134.1687" calcext:value-type="float">
            <text:p>134.1687</text:p>
          </table:table-cell>
          <table:table-cell office:value-type="float" office:value="0.0716899999999896" calcext:value-type="float">
            <text:p>0.07168999999999</text:p>
          </table:table-cell>
          <table:table-cell office:value-type="float" office:value="0.587890000000016" calcext:value-type="float">
            <text:p>0.587890000000016</text:p>
          </table:table-cell>
          <table:table-cell office:value-type="float" office:value="0.0134820292310708" calcext:value-type="float">
            <text:p>0.013482029231071</text:p>
          </table:table-cell>
        </table:table-row>
        <table:table-row table:style-name="ro2">
          <table:table-cell office:value-type="string" calcext:value-type="string">
            <text:p>w3</text:p>
          </table:table-cell>
          <table:table-cell office:value-type="float" office:value="100" calcext:value-type="float">
            <text:p>100</text:p>
          </table:table-cell>
          <table:table-cell office:value-type="float" office:value="134.3100063" calcext:value-type="float">
            <text:p>134.3100063</text:p>
          </table:table-cell>
          <table:table-cell office:value-type="float" office:value="0.458810541682402" calcext:value-type="float">
            <text:p>0.458810541682402</text:p>
          </table:table-cell>
          <table:table-cell office:value-type="float" office:value="133.68518" calcext:value-type="float">
            <text:p>133.68518</text:p>
          </table:table-cell>
          <table:table-cell office:value-type="float" office:value="133.869465" calcext:value-type="float">
            <text:p>133.869465</text:p>
          </table:table-cell>
          <table:table-cell office:value-type="float" office:value="134.16385" calcext:value-type="float">
            <text:p>134.16385</text:p>
          </table:table-cell>
          <table:table-cell office:value-type="float" office:value="134.748965" calcext:value-type="float">
            <text:p>134.748965</text:p>
          </table:table-cell>
          <table:table-cell office:value-type="float" office:value="134.91663" calcext:value-type="float">
            <text:p>134.91663</text:p>
          </table:table-cell>
          <table:table-cell office:value-type="float" office:value="134.0166575" calcext:value-type="float">
            <text:p>134.0166575</text:p>
          </table:table-cell>
          <table:table-cell office:value-type="float" office:value="134.310782122464" calcext:value-type="float">
            <text:p>134.310782122464</text:p>
          </table:table-cell>
          <table:table-cell office:value-type="float" office:value="133.869465" calcext:value-type="float">
            <text:p>133.869465</text:p>
          </table:table-cell>
          <table:table-cell table:number-columns-repeated="2" office:value-type="float" office:value="134.16385" calcext:value-type="float">
            <text:p>134.16385</text:p>
          </table:table-cell>
          <table:table-cell office:value-type="float" office:value="0.294385000000005" calcext:value-type="float">
            <text:p>0.294385000000005</text:p>
          </table:table-cell>
          <table:table-cell office:value-type="float" office:value="1.23145" calcext:value-type="float">
            <text:p>1.23145</text:p>
          </table:table-cell>
          <table:table-cell office:value-type="float" office:value="0.210507113158899" calcext:value-type="float">
            <text:p>0.210507113158899</text:p>
          </table:table-cell>
        </table:table-row>
        <table:table-row table:style-name="ro2">
          <table:table-cell office:value-type="string" calcext:value-type="string">
            <text:p>w4</text:p>
          </table:table-cell>
          <table:table-cell office:value-type="float" office:value="100" calcext:value-type="float">
            <text:p>100</text:p>
          </table:table-cell>
          <table:table-cell office:value-type="float" office:value="137.2839876" calcext:value-type="float">
            <text:p>137.2839876</text:p>
          </table:table-cell>
          <table:table-cell office:value-type="float" office:value="1.92834776494069" calcext:value-type="float">
            <text:p>1.92834776494069</text:p>
          </table:table-cell>
          <table:table-cell office:value-type="float" office:value="134.65085" calcext:value-type="float">
            <text:p>134.65085</text:p>
          </table:table-cell>
          <table:table-cell office:value-type="float" office:value="134.970825" calcext:value-type="float">
            <text:p>134.970825</text:p>
          </table:table-cell>
          <table:table-cell office:value-type="float" office:value="138.07701" calcext:value-type="float">
            <text:p>138.07701</text:p>
          </table:table-cell>
          <table:table-cell office:value-type="float" office:value="139.1788625" calcext:value-type="float">
            <text:p>139.1788625</text:p>
          </table:table-cell>
          <table:table-cell office:value-type="float" office:value="139.74597" calcext:value-type="float">
            <text:p>139.74597</text:p>
          </table:table-cell>
          <table:table-cell office:value-type="float" office:value="136.1274063" calcext:value-type="float">
            <text:p>136.1274063</text:p>
          </table:table-cell>
          <table:table-cell office:value-type="float" office:value="137.297394699275" calcext:value-type="float">
            <text:p>137.297394699275</text:p>
          </table:table-cell>
          <table:table-cell office:value-type="float" office:value="134.970825" calcext:value-type="float">
            <text:p>134.970825</text:p>
          </table:table-cell>
          <table:table-cell table:number-columns-repeated="2" office:value-type="float" office:value="138.07701" calcext:value-type="float">
            <text:p>138.07701</text:p>
          </table:table-cell>
          <table:table-cell office:value-type="float" office:value="3.10618500000001" calcext:value-type="float">
            <text:p>3.10618500000001</text:p>
          </table:table-cell>
          <table:table-cell office:value-type="float" office:value="5.09512000000001" calcext:value-type="float">
            <text:p>5.09512000000001</text:p>
          </table:table-cell>
          <table:table-cell office:value-type="float" office:value="3.71852510255176" calcext:value-type="float">
            <text:p>3.71852510255176</text:p>
          </table:table-cell>
        </table:table-row>
        <table:table-row table:style-name="ro2">
          <table:table-cell office:value-type="string" calcext:value-type="string">
            <text:p>w5</text:p>
          </table:table-cell>
          <table:table-cell office:value-type="float" office:value="100" calcext:value-type="float">
            <text:p>100</text:p>
          </table:table-cell>
          <table:table-cell office:value-type="float" office:value="154.3057424" calcext:value-type="float">
            <text:p>154.3057424</text:p>
          </table:table-cell>
          <table:table-cell office:value-type="float" office:value="8.08980374646365" calcext:value-type="float">
            <text:p>8.08980374646365</text:p>
          </table:table-cell>
          <table:table-cell office:value-type="float" office:value="139.16898" calcext:value-type="float">
            <text:p>139.16898</text:p>
          </table:table-cell>
          <table:table-cell office:value-type="float" office:value="147.2038575" calcext:value-type="float">
            <text:p>147.2038575</text:p>
          </table:table-cell>
          <table:table-cell office:value-type="float" office:value="157.84973" calcext:value-type="float">
            <text:p>157.84973</text:p>
          </table:table-cell>
          <table:table-cell office:value-type="float" office:value="159.5587775" calcext:value-type="float">
            <text:p>159.5587775</text:p>
          </table:table-cell>
          <table:table-cell office:value-type="float" office:value="166.35626" calcext:value-type="float">
            <text:p>166.35626</text:p>
          </table:table-cell>
          <table:table-cell office:value-type="float" office:value="150.75479995" calcext:value-type="float">
            <text:p>150.75479995</text:p>
          </table:table-cell>
          <table:table-cell office:value-type="float" office:value="154.515541655281" calcext:value-type="float">
            <text:p>154.515541655281</text:p>
          </table:table-cell>
          <table:table-cell office:value-type="float" office:value="147.2038575" calcext:value-type="float">
            <text:p>147.2038575</text:p>
          </table:table-cell>
          <table:table-cell table:number-columns-repeated="2" office:value-type="float" office:value="157.84973" calcext:value-type="float">
            <text:p>157.84973</text:p>
          </table:table-cell>
          <table:table-cell office:value-type="float" office:value="10.6458725" calcext:value-type="float">
            <text:p>10.6458725</text:p>
          </table:table-cell>
          <table:table-cell office:value-type="float" office:value="27.18728" calcext:value-type="float">
            <text:p>27.18728</text:p>
          </table:table-cell>
          <table:table-cell office:value-type="float" office:value="65.4449246562973" calcext:value-type="float">
            <text:p>65.4449246562973</text:p>
          </table:table-cell>
        </table:table-row>
        <table:table-row table:style-name="ro2">
          <table:table-cell office:value-type="string" calcext:value-type="string">
            <text:p>w6</text:p>
          </table:table-cell>
          <table:table-cell office:value-type="float" office:value="100" calcext:value-type="float">
            <text:p>100</text:p>
          </table:table-cell>
          <table:table-cell office:value-type="float" office:value="150.3901862" calcext:value-type="float">
            <text:p>150.3901862</text:p>
          </table:table-cell>
          <table:table-cell office:value-type="float" office:value="6.29536713173079" calcext:value-type="float">
            <text:p>6.29536713173079</text:p>
          </table:table-cell>
          <table:table-cell office:value-type="float" office:value="140.47394" calcext:value-type="float">
            <text:p>140.47394</text:p>
          </table:table-cell>
          <table:table-cell office:value-type="float" office:value="143.9711725" calcext:value-type="float">
            <text:p>143.9711725</text:p>
          </table:table-cell>
          <table:table-cell office:value-type="float" office:value="154.233" calcext:value-type="float">
            <text:p>154.233</text:p>
          </table:table-cell>
          <table:table-cell office:value-type="float" office:value="156.344575" calcext:value-type="float">
            <text:p>156.344575</text:p>
          </table:table-cell>
          <table:table-cell office:value-type="float" office:value="156.85693" calcext:value-type="float">
            <text:p>156.85693</text:p>
          </table:table-cell>
          <table:table-cell office:value-type="float" office:value="147.18067935" calcext:value-type="float">
            <text:p>147.18067935</text:p>
          </table:table-cell>
          <table:table-cell office:value-type="float" office:value="150.520574793351" calcext:value-type="float">
            <text:p>150.520574793351</text:p>
          </table:table-cell>
          <table:table-cell office:value-type="float" office:value="143.9711725" calcext:value-type="float">
            <text:p>143.9711725</text:p>
          </table:table-cell>
          <table:table-cell table:number-columns-repeated="2" office:value-type="float" office:value="154.233" calcext:value-type="float">
            <text:p>154.233</text:p>
          </table:table-cell>
          <table:table-cell office:value-type="float" office:value="10.2618275" calcext:value-type="float">
            <text:p>10.2618275</text:p>
          </table:table-cell>
          <table:table-cell office:value-type="float" office:value="16.38299" calcext:value-type="float">
            <text:p>16.38299</text:p>
          </table:table-cell>
          <table:table-cell office:value-type="float" office:value="39.6316473232763" calcext:value-type="float">
            <text:p>39.6316473232763</text:p>
          </table:table-cell>
        </table:table-row>
        <table:table-row table:style-name="ro2">
          <table:table-cell office:value-type="string" calcext:value-type="string">
            <text:p>w7</text:p>
          </table:table-cell>
          <table:table-cell office:value-type="float" office:value="100" calcext:value-type="float">
            <text:p>100</text:p>
          </table:table-cell>
          <table:table-cell office:value-type="float" office:value="142.3212396" calcext:value-type="float">
            <text:p>142.3212396</text:p>
          </table:table-cell>
          <table:table-cell office:value-type="float" office:value="1.82086962648078" calcext:value-type="float">
            <text:p>1.82086962648078</text:p>
          </table:table-cell>
          <table:table-cell office:value-type="float" office:value="139.5534" calcext:value-type="float">
            <text:p>139.5534</text:p>
          </table:table-cell>
          <table:table-cell office:value-type="float" office:value="140.9545775" calcext:value-type="float">
            <text:p>140.9545775</text:p>
          </table:table-cell>
          <table:table-cell office:value-type="float" office:value="141.929885" calcext:value-type="float">
            <text:p>141.929885</text:p>
          </table:table-cell>
          <table:table-cell office:value-type="float" office:value="144.18609" calcext:value-type="float">
            <text:p>144.18609</text:p>
          </table:table-cell>
          <table:table-cell office:value-type="float" office:value="145.17157" calcext:value-type="float">
            <text:p>145.17157</text:p>
          </table:table-cell>
          <table:table-cell office:value-type="float" office:value="141.44223125" calcext:value-type="float">
            <text:p>141.44223125</text:p>
          </table:table-cell>
          <table:table-cell office:value-type="float" office:value="142.332770828841" calcext:value-type="float">
            <text:p>142.332770828841</text:p>
          </table:table-cell>
          <table:table-cell office:value-type="float" office:value="140.9545775" calcext:value-type="float">
            <text:p>140.9545775</text:p>
          </table:table-cell>
          <table:table-cell table:number-columns-repeated="2" office:value-type="float" office:value="141.929885" calcext:value-type="float">
            <text:p>141.929885</text:p>
          </table:table-cell>
          <table:table-cell office:value-type="float" office:value="0.975307499999957" calcext:value-type="float">
            <text:p>0.975307499999957</text:p>
          </table:table-cell>
          <table:table-cell office:value-type="float" office:value="5.61816999999999" calcext:value-type="float">
            <text:p>5.61816999999999</text:p>
          </table:table-cell>
          <table:table-cell office:value-type="float" office:value="3.31556619664024" calcext:value-type="float">
            <text:p>3.31556619664024</text:p>
          </table:table-cell>
        </table:table-row>
        <table:table-row table:style-name="ro2">
          <table:table-cell office:value-type="string" calcext:value-type="string">
            <text:p>w8</text:p>
          </table:table-cell>
          <table:table-cell office:value-type="float" office:value="100" calcext:value-type="float">
            <text:p>100</text:p>
          </table:table-cell>
          <table:table-cell office:value-type="float" office:value="141.4904182" calcext:value-type="float">
            <text:p>141.4904182</text:p>
          </table:table-cell>
          <table:table-cell office:value-type="float" office:value="1.10045692300822" calcext:value-type="float">
            <text:p>1.10045692300822</text:p>
          </table:table-cell>
          <table:table-cell office:value-type="float" office:value="139.70825" calcext:value-type="float">
            <text:p>139.70825</text:p>
          </table:table-cell>
          <table:table-cell office:value-type="float" office:value="140.4417525" calcext:value-type="float">
            <text:p>140.4417525</text:p>
          </table:table-cell>
          <table:table-cell office:value-type="float" office:value="141.588165" calcext:value-type="float">
            <text:p>141.588165</text:p>
          </table:table-cell>
          <table:table-cell office:value-type="float" office:value="142.500435" calcext:value-type="float">
            <text:p>142.500435</text:p>
          </table:table-cell>
          <table:table-cell office:value-type="float" office:value="143.36035" calcext:value-type="float">
            <text:p>143.36035</text:p>
          </table:table-cell>
          <table:table-cell office:value-type="float" office:value="140.96608535" calcext:value-type="float">
            <text:p>140.96608535</text:p>
          </table:table-cell>
          <table:table-cell office:value-type="float" office:value="141.494654802914" calcext:value-type="float">
            <text:p>141.494654802914</text:p>
          </table:table-cell>
          <table:table-cell office:value-type="float" office:value="140.4417525" calcext:value-type="float">
            <text:p>140.4417525</text:p>
          </table:table-cell>
          <table:table-cell table:number-columns-repeated="2" office:value-type="float" office:value="141.588165" calcext:value-type="float">
            <text:p>141.588165</text:p>
          </table:table-cell>
          <table:table-cell office:value-type="float" office:value="1.1464125" calcext:value-type="float">
            <text:p>1.1464125</text:p>
          </table:table-cell>
          <table:table-cell office:value-type="float" office:value="3.65210000000002" calcext:value-type="float">
            <text:p>3.65210000000002</text:p>
          </table:table-cell>
          <table:table-cell office:value-type="float" office:value="1.21100543939673" calcext:value-type="float">
            <text:p>1.21100543939673</text:p>
          </table:table-cell>
        </table:table-row>
        <table:table-row table:style-name="ro2">
          <table:table-cell office:value-type="string" calcext:value-type="string">
            <text:p>w9</text:p>
          </table:table-cell>
          <table:table-cell office:value-type="float" office:value="100" calcext:value-type="float">
            <text:p>100</text:p>
          </table:table-cell>
          <table:table-cell office:value-type="float" office:value="140.969748" calcext:value-type="float">
            <text:p>140.969748</text:p>
          </table:table-cell>
          <table:table-cell office:value-type="float" office:value="1.32739338349087" calcext:value-type="float">
            <text:p>1.32739338349087</text:p>
          </table:table-cell>
          <table:table-cell office:value-type="float" office:value="138.57068" calcext:value-type="float">
            <text:p>138.57068</text:p>
          </table:table-cell>
          <table:table-cell office:value-type="float" office:value="139.7307075" calcext:value-type="float">
            <text:p>139.7307075</text:p>
          </table:table-cell>
          <table:table-cell office:value-type="float" office:value="140.93297" calcext:value-type="float">
            <text:p>140.93297</text:p>
          </table:table-cell>
          <table:table-cell office:value-type="float" office:value="142.0514725" calcext:value-type="float">
            <text:p>142.0514725</text:p>
          </table:table-cell>
          <table:table-cell office:value-type="float" office:value="143.20288" calcext:value-type="float">
            <text:p>143.20288</text:p>
          </table:table-cell>
          <table:table-cell office:value-type="float" office:value="140.33183875" calcext:value-type="float">
            <text:p>140.33183875</text:p>
          </table:table-cell>
          <table:table-cell office:value-type="float" office:value="140.975934842249" calcext:value-type="float">
            <text:p>140.975934842249</text:p>
          </table:table-cell>
          <table:table-cell office:value-type="float" office:value="139.7307075" calcext:value-type="float">
            <text:p>139.7307075</text:p>
          </table:table-cell>
          <table:table-cell table:number-columns-repeated="2" office:value-type="float" office:value="140.93297" calcext:value-type="float">
            <text:p>140.93297</text:p>
          </table:table-cell>
          <table:table-cell office:value-type="float" office:value="1.20226249999996" calcext:value-type="float">
            <text:p>1.20226249999996</text:p>
          </table:table-cell>
          <table:table-cell office:value-type="float" office:value="4.63219999999998" calcext:value-type="float">
            <text:p>4.63219999999998</text:p>
          </table:table-cell>
          <table:table-cell office:value-type="float" office:value="1.76197319453535" calcext:value-type="float">
            <text:p>1.76197319453535</text:p>
          </table:table-cell>
        </table:table-row>
        <table:table-row table:style-name="ro2">
          <table:table-cell office:value-type="string" calcext:value-type="string">
            <text:p>w10</text:p>
          </table:table-cell>
          <table:table-cell office:value-type="float" office:value="100" calcext:value-type="float">
            <text:p>100</text:p>
          </table:table-cell>
          <table:table-cell office:value-type="float" office:value="141.1691586" calcext:value-type="float">
            <text:p>141.1691586</text:p>
          </table:table-cell>
          <table:table-cell office:value-type="float" office:value="1.32508430958682" calcext:value-type="float">
            <text:p>1.32508430958682</text:p>
          </table:table-cell>
          <table:table-cell office:value-type="float" office:value="138.94733" calcext:value-type="float">
            <text:p>138.94733</text:p>
          </table:table-cell>
          <table:table-cell office:value-type="float" office:value="140.2639575" calcext:value-type="float">
            <text:p>140.2639575</text:p>
          </table:table-cell>
          <table:table-cell office:value-type="float" office:value="141.118315" calcext:value-type="float">
            <text:p>141.118315</text:p>
          </table:table-cell>
          <table:table-cell office:value-type="float" office:value="141.911345" calcext:value-type="float">
            <text:p>141.911345</text:p>
          </table:table-cell>
          <table:table-cell office:value-type="float" office:value="144.10205" calcext:value-type="float">
            <text:p>144.10205</text:p>
          </table:table-cell>
          <table:table-cell office:value-type="float" office:value="140.69113625" calcext:value-type="float">
            <text:p>140.69113625</text:p>
          </table:table-cell>
          <table:table-cell office:value-type="float" office:value="141.175315228177" calcext:value-type="float">
            <text:p>141.175315228177</text:p>
          </table:table-cell>
          <table:table-cell office:value-type="float" office:value="140.2639575" calcext:value-type="float">
            <text:p>140.2639575</text:p>
          </table:table-cell>
          <table:table-cell table:number-columns-repeated="2" office:value-type="float" office:value="141.118315" calcext:value-type="float">
            <text:p>141.118315</text:p>
          </table:table-cell>
          <table:table-cell office:value-type="float" office:value="0.854357499999992" calcext:value-type="float">
            <text:p>0.854357499999992</text:p>
          </table:table-cell>
          <table:table-cell office:value-type="float" office:value="5.15472" calcext:value-type="float">
            <text:p>5.15472</text:p>
          </table:table-cell>
          <table:table-cell office:value-type="float" office:value="1.75584842751317" calcext:value-type="float">
            <text:p>1.75584842751317</text:p>
          </table:table-cell>
        </table:table-row>
        <table:table-row table:style-name="ro2">
          <table:table-cell office:value-type="string" calcext:value-type="string">
            <text:p>w11</text:p>
          </table:table-cell>
          <table:table-cell office:value-type="float" office:value="100" calcext:value-type="float">
            <text:p>100</text:p>
          </table:table-cell>
          <table:table-cell office:value-type="float" office:value="143.1127973" calcext:value-type="float">
            <text:p>143.1127973</text:p>
          </table:table-cell>
          <table:table-cell office:value-type="float" office:value="2.22410214704555" calcext:value-type="float">
            <text:p>2.22410214704555</text:p>
          </table:table-cell>
          <table:table-cell office:value-type="float" office:value="138.49194" calcext:value-type="float">
            <text:p>138.49194</text:p>
          </table:table-cell>
          <table:table-cell office:value-type="float" office:value="142.334175" calcext:value-type="float">
            <text:p>142.334175</text:p>
          </table:table-cell>
          <table:table-cell office:value-type="float" office:value="144.019605" calcext:value-type="float">
            <text:p>144.019605</text:p>
          </table:table-cell>
          <table:table-cell office:value-type="float" office:value="144.4593375" calcext:value-type="float">
            <text:p>144.4593375</text:p>
          </table:table-cell>
          <table:table-cell office:value-type="float" office:value="146.08282" calcext:value-type="float">
            <text:p>146.08282</text:p>
          </table:table-cell>
          <table:table-cell office:value-type="float" office:value="142.72348615" calcext:value-type="float">
            <text:p>142.72348615</text:p>
          </table:table-cell>
          <table:table-cell office:value-type="float" office:value="143.129905732826" calcext:value-type="float">
            <text:p>143.129905732826</text:p>
          </table:table-cell>
          <table:table-cell office:value-type="float" office:value="142.334175" calcext:value-type="float">
            <text:p>142.334175</text:p>
          </table:table-cell>
          <table:table-cell table:number-columns-repeated="2" office:value-type="float" office:value="144.019605" calcext:value-type="float">
            <text:p>144.019605</text:p>
          </table:table-cell>
          <table:table-cell office:value-type="float" office:value="1.68543000000003" calcext:value-type="float">
            <text:p>1.68543000000003</text:p>
          </table:table-cell>
          <table:table-cell office:value-type="float" office:value="7.59088" calcext:value-type="float">
            <text:p>7.59088</text:p>
          </table:table-cell>
          <table:table-cell office:value-type="float" office:value="4.94663036049264" calcext:value-type="float">
            <text:p>4.94663036049264</text:p>
          </table:table-cell>
        </table:table-row>
        <table:table-row table:style-name="ro2">
          <table:table-cell office:value-type="string" calcext:value-type="string">
            <text:p>w12</text:p>
          </table:table-cell>
          <table:table-cell office:value-type="float" office:value="100" calcext:value-type="float">
            <text:p>100</text:p>
          </table:table-cell>
          <table:table-cell office:value-type="float" office:value="143.3217952" calcext:value-type="float">
            <text:p>143.3217952</text:p>
          </table:table-cell>
          <table:table-cell office:value-type="float" office:value="0.687883858000707" calcext:value-type="float">
            <text:p>0.687883858000707</text:p>
          </table:table-cell>
          <table:table-cell office:value-type="float" office:value="142.45157" calcext:value-type="float">
            <text:p>142.45157</text:p>
          </table:table-cell>
          <table:table-cell office:value-type="float" office:value="142.8025475" calcext:value-type="float">
            <text:p>142.8025475</text:p>
          </table:table-cell>
          <table:table-cell office:value-type="float" office:value="143.10544" calcext:value-type="float">
            <text:p>143.10544</text:p>
          </table:table-cell>
          <table:table-cell office:value-type="float" office:value="143.7627075" calcext:value-type="float">
            <text:p>143.7627075</text:p>
          </table:table-cell>
          <table:table-cell office:value-type="float" office:value="145.49286" calcext:value-type="float">
            <text:p>145.49286</text:p>
          </table:table-cell>
          <table:table-cell office:value-type="float" office:value="142.95399375" calcext:value-type="float">
            <text:p>142.95399375</text:p>
          </table:table-cell>
          <table:table-cell office:value-type="float" office:value="143.323429458379" calcext:value-type="float">
            <text:p>143.323429458379</text:p>
          </table:table-cell>
          <table:table-cell office:value-type="float" office:value="142.8025475" calcext:value-type="float">
            <text:p>142.8025475</text:p>
          </table:table-cell>
          <table:table-cell table:number-columns-repeated="2" office:value-type="float" office:value="143.10544" calcext:value-type="float">
            <text:p>143.10544</text:p>
          </table:table-cell>
          <table:table-cell office:value-type="float" office:value="0.302892499999984" calcext:value-type="float">
            <text:p>0.302892499999984</text:p>
          </table:table-cell>
          <table:table-cell office:value-type="float" office:value="3.04129" calcext:value-type="float">
            <text:p>3.04129</text:p>
          </table:table-cell>
          <table:table-cell office:value-type="float" office:value="0.473184202097937" calcext:value-type="float">
            <text:p>0.473184202097937</text:p>
          </table:table-cell>
        </table:table-row>
        <table:table-row table:style-name="ro2">
          <table:table-cell office:value-type="string" calcext:value-type="string">
            <text:p>w13</text:p>
          </table:table-cell>
          <table:table-cell office:value-type="float" office:value="100" calcext:value-type="float">
            <text:p>100</text:p>
          </table:table-cell>
          <table:table-cell office:value-type="float" office:value="141.6815209" calcext:value-type="float">
            <text:p>141.6815209</text:p>
          </table:table-cell>
          <table:table-cell office:value-type="float" office:value="1.62169847077169" calcext:value-type="float">
            <text:p>1.62169847077169</text:p>
          </table:table-cell>
          <table:table-cell office:value-type="float" office:value="138.87256" calcext:value-type="float">
            <text:p>138.87256</text:p>
          </table:table-cell>
          <table:table-cell office:value-type="float" office:value="140.6663625" calcext:value-type="float">
            <text:p>140.6663625</text:p>
          </table:table-cell>
          <table:table-cell office:value-type="float" office:value="141.606735" calcext:value-type="float">
            <text:p>141.606735</text:p>
          </table:table-cell>
          <table:table-cell office:value-type="float" office:value="142.406305" calcext:value-type="float">
            <text:p>142.406305</text:p>
          </table:table-cell>
          <table:table-cell office:value-type="float" office:value="145.2049" calcext:value-type="float">
            <text:p>145.2049</text:p>
          </table:table-cell>
          <table:table-cell office:value-type="float" office:value="141.13654875" calcext:value-type="float">
            <text:p>141.13654875</text:p>
          </table:table-cell>
          <table:table-cell office:value-type="float" office:value="141.690708839387" calcext:value-type="float">
            <text:p>141.690708839387</text:p>
          </table:table-cell>
          <table:table-cell office:value-type="float" office:value="140.6663625" calcext:value-type="float">
            <text:p>140.6663625</text:p>
          </table:table-cell>
          <table:table-cell table:number-columns-repeated="2" office:value-type="float" office:value="141.606735" calcext:value-type="float">
            <text:p>141.606735</text:p>
          </table:table-cell>
          <table:table-cell office:value-type="float" office:value="0.940372500000024" calcext:value-type="float">
            <text:p>0.940372500000024</text:p>
          </table:table-cell>
          <table:table-cell office:value-type="float" office:value="6.33233999999999" calcext:value-type="float">
            <text:p>6.33233999999999</text:p>
          </table:table-cell>
          <table:table-cell office:value-type="float" office:value="2.62990593010322" calcext:value-type="float">
            <text:p>2.62990593010322</text:p>
          </table:table-cell>
        </table:table-row>
        <table:table-row table:style-name="ro2">
          <table:table-cell office:value-type="string" calcext:value-type="string">
            <text:p>w14</text:p>
          </table:table-cell>
          <table:table-cell office:value-type="float" office:value="100" calcext:value-type="float">
            <text:p>100</text:p>
          </table:table-cell>
          <table:table-cell office:value-type="float" office:value="143.3940959" calcext:value-type="float">
            <text:p>143.3940959</text:p>
          </table:table-cell>
          <table:table-cell office:value-type="float" office:value="0.874207229096302" calcext:value-type="float">
            <text:p>0.874207229096302</text:p>
          </table:table-cell>
          <table:table-cell office:value-type="float" office:value="142.2297" calcext:value-type="float">
            <text:p>142.2297</text:p>
          </table:table-cell>
          <table:table-cell office:value-type="float" office:value="142.71173" calcext:value-type="float">
            <text:p>142.71173</text:p>
          </table:table-cell>
          <table:table-cell office:value-type="float" office:value="143.3421" calcext:value-type="float">
            <text:p>143.3421</text:p>
          </table:table-cell>
          <table:table-cell office:value-type="float" office:value="143.544745" calcext:value-type="float">
            <text:p>143.544745</text:p>
          </table:table-cell>
          <table:table-cell office:value-type="float" office:value="146.47821" calcext:value-type="float">
            <text:p>146.47821</text:p>
          </table:table-cell>
          <table:table-cell office:value-type="float" office:value="143.026915" calcext:value-type="float">
            <text:p>143.026915</text:p>
          </table:table-cell>
          <table:table-cell office:value-type="float" office:value="143.396734045358" calcext:value-type="float">
            <text:p>143.396734045358</text:p>
          </table:table-cell>
          <table:table-cell office:value-type="float" office:value="142.71173" calcext:value-type="float">
            <text:p>142.71173</text:p>
          </table:table-cell>
          <table:table-cell table:number-columns-repeated="2" office:value-type="float" office:value="143.3421" calcext:value-type="float">
            <text:p>143.3421</text:p>
          </table:table-cell>
          <table:table-cell office:value-type="float" office:value="0.630370000000028" calcext:value-type="float">
            <text:p>0.630370000000028</text:p>
          </table:table-cell>
          <table:table-cell office:value-type="float" office:value="4.24851000000001" calcext:value-type="float">
            <text:p>4.24851000000001</text:p>
          </table:table-cell>
          <table:table-cell office:value-type="float" office:value="0.764238279404235" calcext:value-type="float">
            <text:p>0.764238279404235</text:p>
          </table:table-cell>
        </table:table-row>
        <table:table-row table:style-name="ro2">
          <table:table-cell office:value-type="string" calcext:value-type="string">
            <text:p>w15</text:p>
          </table:table-cell>
          <table:table-cell office:value-type="float" office:value="100" calcext:value-type="float">
            <text:p>100</text:p>
          </table:table-cell>
          <table:table-cell office:value-type="float" office:value="152.287568" calcext:value-type="float">
            <text:p>152.287568</text:p>
          </table:table-cell>
          <table:table-cell office:value-type="float" office:value="5.65639293852165" calcext:value-type="float">
            <text:p>5.65639293852165</text:p>
          </table:table-cell>
          <table:table-cell office:value-type="float" office:value="146.6402" calcext:value-type="float">
            <text:p>146.6402</text:p>
          </table:table-cell>
          <table:table-cell office:value-type="float" office:value="147.4112575" calcext:value-type="float">
            <text:p>147.4112575</text:p>
          </table:table-cell>
          <table:table-cell office:value-type="float" office:value="148.89853" calcext:value-type="float">
            <text:p>148.89853</text:p>
          </table:table-cell>
          <table:table-cell office:value-type="float" office:value="157.13693" calcext:value-type="float">
            <text:p>157.13693</text:p>
          </table:table-cell>
          <table:table-cell office:value-type="float" office:value="162.3999" calcext:value-type="float">
            <text:p>162.3999</text:p>
          </table:table-cell>
          <table:table-cell office:value-type="float" office:value="148.15489375" calcext:value-type="float">
            <text:p>148.15489375</text:p>
          </table:table-cell>
          <table:table-cell office:value-type="float" office:value="152.39152929418" calcext:value-type="float">
            <text:p>152.39152929418</text:p>
          </table:table-cell>
          <table:table-cell office:value-type="float" office:value="147.4112575" calcext:value-type="float">
            <text:p>147.4112575</text:p>
          </table:table-cell>
          <table:table-cell table:number-columns-repeated="2" office:value-type="float" office:value="148.89853" calcext:value-type="float">
            <text:p>148.89853</text:p>
          </table:table-cell>
          <table:table-cell office:value-type="float" office:value="1.48727249999996" calcext:value-type="float">
            <text:p>1.48727249999996</text:p>
          </table:table-cell>
          <table:table-cell office:value-type="float" office:value="15.7597" calcext:value-type="float">
            <text:p>15.7597</text:p>
          </table:table-cell>
          <table:table-cell office:value-type="float" office:value="31.9947810749576" calcext:value-type="float">
            <text:p>31.9947810749576</text:p>
          </table:table-cell>
        </table:table-row>
        <table:table-row table:style-name="ro2">
          <table:table-cell office:value-type="string" calcext:value-type="string">
            <text:p>w16</text:p>
          </table:table-cell>
          <table:table-cell office:value-type="float" office:value="100" calcext:value-type="float">
            <text:p>100</text:p>
          </table:table-cell>
          <table:table-cell office:value-type="float" office:value="184.3202907" calcext:value-type="float">
            <text:p>184.3202907</text:p>
          </table:table-cell>
          <table:table-cell office:value-type="float" office:value="14.9075723051864" calcext:value-type="float">
            <text:p>14.9075723051864</text:p>
          </table:table-cell>
          <table:table-cell office:value-type="float" office:value="162.5133" calcext:value-type="float">
            <text:p>162.5133</text:p>
          </table:table-cell>
          <table:table-cell office:value-type="float" office:value="169.1900225" calcext:value-type="float">
            <text:p>169.1900225</text:p>
          </table:table-cell>
          <table:table-cell office:value-type="float" office:value="182.56267" calcext:value-type="float">
            <text:p>182.56267</text:p>
          </table:table-cell>
          <table:table-cell office:value-type="float" office:value="199.50116" calcext:value-type="float">
            <text:p>199.50116</text:p>
          </table:table-cell>
          <table:table-cell office:value-type="float" office:value="204.95503" calcext:value-type="float">
            <text:p>204.95503</text:p>
          </table:table-cell>
          <table:table-cell office:value-type="float" office:value="175.87634625" calcext:value-type="float">
            <text:p>175.87634625</text:p>
          </table:table-cell>
          <table:table-cell office:value-type="float" office:value="184.916151048648" calcext:value-type="float">
            <text:p>184.916151048648</text:p>
          </table:table-cell>
          <table:table-cell office:value-type="float" office:value="169.1900225" calcext:value-type="float">
            <text:p>169.1900225</text:p>
          </table:table-cell>
          <table:table-cell table:number-columns-repeated="2" office:value-type="float" office:value="182.56267" calcext:value-type="float">
            <text:p>182.56267</text:p>
          </table:table-cell>
          <table:table-cell office:value-type="float" office:value="13.3726475" calcext:value-type="float">
            <text:p>13.3726475</text:p>
          </table:table-cell>
          <table:table-cell office:value-type="float" office:value="42.44173" calcext:value-type="float">
            <text:p>42.44173</text:p>
          </table:table-cell>
          <table:table-cell office:value-type="float" office:value="222.23571203436" calcext:value-type="float">
            <text:p>222.23571203436</text:p>
          </table:table-cell>
        </table:table-row>
        <table:table-row table:style-name="ro2">
          <table:table-cell office:value-type="string" calcext:value-type="string">
            <text:p>w17</text:p>
          </table:table-cell>
          <table:table-cell office:value-type="float" office:value="100" calcext:value-type="float">
            <text:p>100</text:p>
          </table:table-cell>
          <table:table-cell office:value-type="float" office:value="210.3288529" calcext:value-type="float">
            <text:p>210.3288529</text:p>
          </table:table-cell>
          <table:table-cell office:value-type="float" office:value="2.39793085149934" calcext:value-type="float">
            <text:p>2.39793085149934</text:p>
          </table:table-cell>
          <table:table-cell office:value-type="float" office:value="205.01071" calcext:value-type="float">
            <text:p>205.01071</text:p>
          </table:table-cell>
          <table:table-cell office:value-type="float" office:value="209.1699775" calcext:value-type="float">
            <text:p>209.1699775</text:p>
          </table:table-cell>
          <table:table-cell office:value-type="float" office:value="210.351935" calcext:value-type="float">
            <text:p>210.351935</text:p>
          </table:table-cell>
          <table:table-cell office:value-type="float" office:value="212.0862075" calcext:value-type="float">
            <text:p>212.0862075</text:p>
          </table:table-cell>
          <table:table-cell office:value-type="float" office:value="214.15701" calcext:value-type="float">
            <text:p>214.15701</text:p>
          </table:table-cell>
          <table:table-cell office:value-type="float" office:value="209.7494152" calcext:value-type="float">
            <text:p>209.7494152</text:p>
          </table:table-cell>
          <table:table-cell office:value-type="float" office:value="210.342385015181" calcext:value-type="float">
            <text:p>210.342385015181</text:p>
          </table:table-cell>
          <table:table-cell office:value-type="float" office:value="209.1699775" calcext:value-type="float">
            <text:p>209.1699775</text:p>
          </table:table-cell>
          <table:table-cell table:number-columns-repeated="2" office:value-type="float" office:value="210.351935" calcext:value-type="float">
            <text:p>210.351935</text:p>
          </table:table-cell>
          <table:table-cell office:value-type="float" office:value="1.18195750000001" calcext:value-type="float">
            <text:p>1.18195750000001</text:p>
          </table:table-cell>
          <table:table-cell office:value-type="float" office:value="9.1463" calcext:value-type="float">
            <text:p>9.1463</text:p>
          </table:table-cell>
          <table:table-cell office:value-type="float" office:value="5.75007236857232" calcext:value-type="float">
            <text:p>5.75007236857232</text:p>
          </table:table-cell>
        </table:table-row>
        <table:table-row table:style-name="ro2">
          <table:table-cell office:value-type="string" calcext:value-type="string">
            <text:p>w18</text:p>
          </table:table-cell>
          <table:table-cell office:value-type="float" office:value="100" calcext:value-type="float">
            <text:p>100</text:p>
          </table:table-cell>
          <table:table-cell office:value-type="float" office:value="205.9594762" calcext:value-type="float">
            <text:p>205.9594762</text:p>
          </table:table-cell>
          <table:table-cell office:value-type="float" office:value="1.09167594328492" calcext:value-type="float">
            <text:p>1.09167594328492</text:p>
          </table:table-cell>
          <table:table-cell office:value-type="float" office:value="204.20187" calcext:value-type="float">
            <text:p>204.20187</text:p>
          </table:table-cell>
          <table:table-cell office:value-type="float" office:value="205.017385" calcext:value-type="float">
            <text:p>205.017385</text:p>
          </table:table-cell>
          <table:table-cell office:value-type="float" office:value="205.920995" calcext:value-type="float">
            <text:p>205.920995</text:p>
          </table:table-cell>
          <table:table-cell office:value-type="float" office:value="206.790515" calcext:value-type="float">
            <text:p>206.790515</text:p>
          </table:table-cell>
          <table:table-cell office:value-type="float" office:value="208.76874" calcext:value-type="float">
            <text:p>208.76874</text:p>
          </table:table-cell>
          <table:table-cell office:value-type="float" office:value="205.46919" calcext:value-type="float">
            <text:p>205.46919</text:p>
          </table:table-cell>
          <table:table-cell office:value-type="float" office:value="205.962340429943" calcext:value-type="float">
            <text:p>205.962340429943</text:p>
          </table:table-cell>
          <table:table-cell office:value-type="float" office:value="205.017385" calcext:value-type="float">
            <text:p>205.017385</text:p>
          </table:table-cell>
          <table:table-cell table:number-columns-repeated="2" office:value-type="float" office:value="205.920995" calcext:value-type="float">
            <text:p>205.920995</text:p>
          </table:table-cell>
          <table:table-cell office:value-type="float" office:value="0.903610000000015" calcext:value-type="float">
            <text:p>0.903610000000015</text:p>
          </table:table-cell>
          <table:table-cell office:value-type="float" office:value="4.56686999999999" calcext:value-type="float">
            <text:p>4.56686999999999</text:p>
          </table:table-cell>
          <table:table-cell office:value-type="float" office:value="1.19175636514703" calcext:value-type="float">
            <text:p>1.19175636514703</text:p>
          </table:table-cell>
        </table:table-row>
        <table:table-row table:style-name="ro2">
          <table:table-cell office:value-type="string" calcext:value-type="string">
            <text:p>w19</text:p>
          </table:table-cell>
          <table:table-cell office:value-type="float" office:value="100" calcext:value-type="float">
            <text:p>100</text:p>
          </table:table-cell>
          <table:table-cell office:value-type="float" office:value="199.6278836" calcext:value-type="float">
            <text:p>199.6278836</text:p>
          </table:table-cell>
          <table:table-cell office:value-type="float" office:value="2.72085338901199" calcext:value-type="float">
            <text:p>2.72085338901199</text:p>
          </table:table-cell>
          <table:table-cell office:value-type="float" office:value="195.40091" calcext:value-type="float">
            <text:p>195.40091</text:p>
          </table:table-cell>
          <table:table-cell office:value-type="float" office:value="196.92535" calcext:value-type="float">
            <text:p>196.92535</text:p>
          </table:table-cell>
          <table:table-cell office:value-type="float" office:value="199.55662" calcext:value-type="float">
            <text:p>199.55662</text:p>
          </table:table-cell>
          <table:table-cell office:value-type="float" office:value="202.213755" calcext:value-type="float">
            <text:p>202.213755</text:p>
          </table:table-cell>
          <table:table-cell office:value-type="float" office:value="203.9956" calcext:value-type="float">
            <text:p>203.9956</text:p>
          </table:table-cell>
          <table:table-cell office:value-type="float" office:value="198.240985" calcext:value-type="float">
            <text:p>198.240985</text:p>
          </table:table-cell>
          <table:table-cell office:value-type="float" office:value="199.646239442039" calcext:value-type="float">
            <text:p>199.646239442039</text:p>
          </table:table-cell>
          <table:table-cell office:value-type="float" office:value="196.92535" calcext:value-type="float">
            <text:p>196.92535</text:p>
          </table:table-cell>
          <table:table-cell table:number-columns-repeated="2" office:value-type="float" office:value="199.55662" calcext:value-type="float">
            <text:p>199.55662</text:p>
          </table:table-cell>
          <table:table-cell office:value-type="float" office:value="2.63127" calcext:value-type="float">
            <text:p>2.63127</text:p>
          </table:table-cell>
          <table:table-cell office:value-type="float" office:value="8.59468999999999" calcext:value-type="float">
            <text:p>8.59468999999999</text:p>
          </table:table-cell>
          <table:table-cell office:value-type="float" office:value="7.40304316449801" calcext:value-type="float">
            <text:p>7.40304316449801</text:p>
          </table:table-cell>
        </table:table-row>
        <table:table-row table:style-name="ro2">
          <table:table-cell office:value-type="string" calcext:value-type="string">
            <text:p>w20</text:p>
          </table:table-cell>
          <table:table-cell office:value-type="float" office:value="100" calcext:value-type="float">
            <text:p>100</text:p>
          </table:table-cell>
          <table:table-cell office:value-type="float" office:value="197.2308311" calcext:value-type="float">
            <text:p>197.2308311</text:p>
          </table:table-cell>
          <table:table-cell office:value-type="float" office:value="1.82802102896525" calcext:value-type="float">
            <text:p>1.82802102896525</text:p>
          </table:table-cell>
          <table:table-cell office:value-type="float" office:value="194.15253" calcext:value-type="float">
            <text:p>194.15253</text:p>
          </table:table-cell>
          <table:table-cell office:value-type="float" office:value="195.5731275" calcext:value-type="float">
            <text:p>195.5731275</text:p>
          </table:table-cell>
          <table:table-cell office:value-type="float" office:value="197.680695" calcext:value-type="float">
            <text:p>197.680695</text:p>
          </table:table-cell>
          <table:table-cell office:value-type="float" office:value="198.3994775" calcext:value-type="float">
            <text:p>198.3994775</text:p>
          </table:table-cell>
          <table:table-cell office:value-type="float" office:value="200.75722" calcext:value-type="float">
            <text:p>200.75722</text:p>
          </table:table-cell>
          <table:table-cell office:value-type="float" office:value="196.4019793" calcext:value-type="float">
            <text:p>196.4019793</text:p>
          </table:table-cell>
          <table:table-cell office:value-type="float" office:value="197.239217653768" calcext:value-type="float">
            <text:p>197.239217653768</text:p>
          </table:table-cell>
          <table:table-cell office:value-type="float" office:value="195.5731275" calcext:value-type="float">
            <text:p>195.5731275</text:p>
          </table:table-cell>
          <table:table-cell table:number-columns-repeated="2" office:value-type="float" office:value="197.680695" calcext:value-type="float">
            <text:p>197.680695</text:p>
          </table:table-cell>
          <table:table-cell office:value-type="float" office:value="2.10756750000002" calcext:value-type="float">
            <text:p>2.10756750000002</text:p>
          </table:table-cell>
          <table:table-cell office:value-type="float" office:value="6.60468999999998" calcext:value-type="float">
            <text:p>6.60468999999998</text:p>
          </table:table-cell>
          <table:table-cell office:value-type="float" office:value="3.34166088233918" calcext:value-type="float">
            <text:p>3.34166088233918</text:p>
          </table:table-cell>
        </table:table-row>
        <table:table-row table:style-name="ro2">
          <table:table-cell office:value-type="string" calcext:value-type="string">
            <text:p>w21</text:p>
          </table:table-cell>
          <table:table-cell office:value-type="float" office:value="100" calcext:value-type="float">
            <text:p>100</text:p>
          </table:table-cell>
          <table:table-cell office:value-type="float" office:value="204.7438989" calcext:value-type="float">
            <text:p>204.7438989</text:p>
          </table:table-cell>
          <table:table-cell office:value-type="float" office:value="2.3970179866642" calcext:value-type="float">
            <text:p>2.3970179866642</text:p>
          </table:table-cell>
          <table:table-cell office:value-type="float" office:value="200.10692" calcext:value-type="float">
            <text:p>200.10692</text:p>
          </table:table-cell>
          <table:table-cell office:value-type="float" office:value="202.8285725" calcext:value-type="float">
            <text:p>202.8285725</text:p>
          </table:table-cell>
          <table:table-cell office:value-type="float" office:value="204.583935" calcext:value-type="float">
            <text:p>204.583935</text:p>
          </table:table-cell>
          <table:table-cell office:value-type="float" office:value="207.25595" calcext:value-type="float">
            <text:p>207.25595</text:p>
          </table:table-cell>
          <table:table-cell office:value-type="float" office:value="208.16776" calcext:value-type="float">
            <text:p>208.16776</text:p>
          </table:table-cell>
          <table:table-cell office:value-type="float" office:value="203.70625375" calcext:value-type="float">
            <text:p>203.70625375</text:p>
          </table:table-cell>
          <table:table-cell office:value-type="float" office:value="204.757789534488" calcext:value-type="float">
            <text:p>204.757789534488</text:p>
          </table:table-cell>
          <table:table-cell office:value-type="float" office:value="202.8285725" calcext:value-type="float">
            <text:p>202.8285725</text:p>
          </table:table-cell>
          <table:table-cell table:number-columns-repeated="2" office:value-type="float" office:value="204.583935" calcext:value-type="float">
            <text:p>204.583935</text:p>
          </table:table-cell>
          <table:table-cell office:value-type="float" office:value="1.75536250000002" calcext:value-type="float">
            <text:p>1.75536250000002</text:p>
          </table:table-cell>
          <table:table-cell office:value-type="float" office:value="8.06084000000001" calcext:value-type="float">
            <text:p>8.06084000000001</text:p>
          </table:table-cell>
          <table:table-cell office:value-type="float" office:value="5.74569522839171" calcext:value-type="float">
            <text:p>5.74569522839171</text:p>
          </table:table-cell>
        </table:table-row>
        <table:table-row table:style-name="ro2">
          <table:table-cell office:value-type="string" calcext:value-type="string">
            <text:p>w22</text:p>
          </table:table-cell>
          <table:table-cell office:value-type="float" office:value="100" calcext:value-type="float">
            <text:p>100</text:p>
          </table:table-cell>
          <table:table-cell office:value-type="float" office:value="225.4808948" calcext:value-type="float">
            <text:p>225.4808948</text:p>
          </table:table-cell>
          <table:table-cell office:value-type="float" office:value="15.1938423687777" calcext:value-type="float">
            <text:p>15.1938423687777</text:p>
          </table:table-cell>
          <table:table-cell office:value-type="float" office:value="203.69214" calcext:value-type="float">
            <text:p>203.69214</text:p>
          </table:table-cell>
          <table:table-cell office:value-type="float" office:value="212.06046" calcext:value-type="float">
            <text:p>212.06046</text:p>
          </table:table-cell>
          <table:table-cell office:value-type="float" office:value="223.562225" calcext:value-type="float">
            <text:p>223.562225</text:p>
          </table:table-cell>
          <table:table-cell office:value-type="float" office:value="236.1391925" calcext:value-type="float">
            <text:p>236.1391925</text:p>
          </table:table-cell>
          <table:table-cell office:value-type="float" office:value="255.388" calcext:value-type="float">
            <text:p>255.388</text:p>
          </table:table-cell>
          <table:table-cell office:value-type="float" office:value="217.8113425" calcext:value-type="float">
            <text:p>217.8113425</text:p>
          </table:table-cell>
          <table:table-cell office:value-type="float" office:value="225.987119626931" calcext:value-type="float">
            <text:p>225.987119626931</text:p>
          </table:table-cell>
          <table:table-cell office:value-type="float" office:value="212.06046" calcext:value-type="float">
            <text:p>212.06046</text:p>
          </table:table-cell>
          <table:table-cell table:number-columns-repeated="2" office:value-type="float" office:value="223.562225" calcext:value-type="float">
            <text:p>223.562225</text:p>
          </table:table-cell>
          <table:table-cell office:value-type="float" office:value="11.501765" calcext:value-type="float">
            <text:p>11.501765</text:p>
          </table:table-cell>
          <table:table-cell office:value-type="float" office:value="51.69586" calcext:value-type="float">
            <text:p>51.69586</text:p>
          </table:table-cell>
          <table:table-cell office:value-type="float" office:value="230.852845927266" calcext:value-type="float">
            <text:p>230.852845927266</text:p>
          </table:table-cell>
        </table:table-row>
        <table:table-row table:style-name="ro2">
          <table:table-cell office:value-type="string" calcext:value-type="string">
            <text:p>w23</text:p>
          </table:table-cell>
          <table:table-cell office:value-type="float" office:value="100" calcext:value-type="float">
            <text:p>100</text:p>
          </table:table-cell>
          <table:table-cell office:value-type="float" office:value="271.2973256" calcext:value-type="float">
            <text:p>271.2973256</text:p>
          </table:table-cell>
          <table:table-cell office:value-type="float" office:value="6.46407674067675" calcext:value-type="float">
            <text:p>6.46407674067675</text:p>
          </table:table-cell>
          <table:table-cell office:value-type="float" office:value="256.05618" calcext:value-type="float">
            <text:p>256.05618</text:p>
          </table:table-cell>
          <table:table-cell office:value-type="float" office:value="266.849965" calcext:value-type="float">
            <text:p>266.849965</text:p>
          </table:table-cell>
          <table:table-cell office:value-type="float" office:value="273.30875" calcext:value-type="float">
            <text:p>273.30875</text:p>
          </table:table-cell>
          <table:table-cell office:value-type="float" office:value="277.2015375" calcext:value-type="float">
            <text:p>277.2015375</text:p>
          </table:table-cell>
          <table:table-cell office:value-type="float" office:value="278.11578" calcext:value-type="float">
            <text:p>278.11578</text:p>
          </table:table-cell>
          <table:table-cell office:value-type="float" office:value="269.0736453" calcext:value-type="float">
            <text:p>269.0736453</text:p>
          </table:table-cell>
          <table:table-cell office:value-type="float" office:value="271.373553101515" calcext:value-type="float">
            <text:p>271.373553101515</text:p>
          </table:table-cell>
          <table:table-cell office:value-type="float" office:value="266.849965" calcext:value-type="float">
            <text:p>266.849965</text:p>
          </table:table-cell>
          <table:table-cell table:number-columns-repeated="2" office:value-type="float" office:value="273.30875" calcext:value-type="float">
            <text:p>273.30875</text:p>
          </table:table-cell>
          <table:table-cell office:value-type="float" office:value="6.45878500000003" calcext:value-type="float">
            <text:p>6.45878500000003</text:p>
          </table:table-cell>
          <table:table-cell office:value-type="float" office:value="22.0596" calcext:value-type="float">
            <text:p>22.0596</text:p>
          </table:table-cell>
          <table:table-cell office:value-type="float" office:value="41.7842881093582" calcext:value-type="float">
            <text:p>41.7842881093582</text:p>
          </table:table-cell>
        </table:table-row>
        <table:table-row table:style-name="ro2">
          <table:table-cell office:value-type="string" calcext:value-type="string">
            <text:p>w24</text:p>
          </table:table-cell>
          <table:table-cell office:value-type="float" office:value="100" calcext:value-type="float">
            <text:p>100</text:p>
          </table:table-cell>
          <table:table-cell office:value-type="float" office:value="273.1384105" calcext:value-type="float">
            <text:p>273.1384105</text:p>
          </table:table-cell>
          <table:table-cell office:value-type="float" office:value="3.21841379575432" calcext:value-type="float">
            <text:p>3.21841379575432</text:p>
          </table:table-cell>
          <table:table-cell office:value-type="float" office:value="265.7542" calcext:value-type="float">
            <text:p>265.7542</text:p>
          </table:table-cell>
          <table:table-cell office:value-type="float" office:value="270.92881" calcext:value-type="float">
            <text:p>270.92881</text:p>
          </table:table-cell>
          <table:table-cell office:value-type="float" office:value="273.37547" calcext:value-type="float">
            <text:p>273.37547</text:p>
          </table:table-cell>
          <table:table-cell office:value-type="float" office:value="276.0172375" calcext:value-type="float">
            <text:p>276.0172375</text:p>
          </table:table-cell>
          <table:table-cell office:value-type="float" office:value="277.7295" calcext:value-type="float">
            <text:p>277.7295</text:p>
          </table:table-cell>
          <table:table-cell office:value-type="float" office:value="272.03361025" calcext:value-type="float">
            <text:p>272.03361025</text:p>
          </table:table-cell>
          <table:table-cell office:value-type="float" office:value="273.157181666442" calcext:value-type="float">
            <text:p>273.157181666442</text:p>
          </table:table-cell>
          <table:table-cell office:value-type="float" office:value="270.92881" calcext:value-type="float">
            <text:p>270.92881</text:p>
          </table:table-cell>
          <table:table-cell table:number-columns-repeated="2" office:value-type="float" office:value="273.37547" calcext:value-type="float">
            <text:p>273.37547</text:p>
          </table:table-cell>
          <table:table-cell office:value-type="float" office:value="2.44666000000001" calcext:value-type="float">
            <text:p>2.44666000000001</text:p>
          </table:table-cell>
          <table:table-cell office:value-type="float" office:value="11.9752999999999" calcext:value-type="float">
            <text:p>11.9752999999999</text:p>
          </table:table-cell>
          <table:table-cell office:value-type="float" office:value="10.3581873607018" calcext:value-type="float">
            <text:p>10.3581873607018</text:p>
          </table:table-cell>
        </table:table-row>
        <table:table-row table:style-name="ro2">
          <table:table-cell office:value-type="string" calcext:value-type="string">
            <text:p>w25</text:p>
          </table:table-cell>
          <table:table-cell office:value-type="float" office:value="100" calcext:value-type="float">
            <text:p>100</text:p>
          </table:table-cell>
          <table:table-cell office:value-type="float" office:value="260.6566268" calcext:value-type="float">
            <text:p>260.6566268</text:p>
          </table:table-cell>
          <table:table-cell office:value-type="float" office:value="4.33258296005015" calcext:value-type="float">
            <text:p>4.33258296005015</text:p>
          </table:table-cell>
          <table:table-cell office:value-type="float" office:value="255.98376" calcext:value-type="float">
            <text:p>255.98376</text:p>
          </table:table-cell>
          <table:table-cell office:value-type="float" office:value="256.5805675" calcext:value-type="float">
            <text:p>256.5805675</text:p>
          </table:table-cell>
          <table:table-cell office:value-type="float" office:value="258.56601" calcext:value-type="float">
            <text:p>258.56601</text:p>
          </table:table-cell>
          <table:table-cell office:value-type="float" office:value="265.3871275" calcext:value-type="float">
            <text:p>265.3871275</text:p>
          </table:table-cell>
          <table:table-cell office:value-type="float" office:value="267.06833" calcext:value-type="float">
            <text:p>267.06833</text:p>
          </table:table-cell>
          <table:table-cell office:value-type="float" office:value="257.57328875" calcext:value-type="float">
            <text:p>257.57328875</text:p>
          </table:table-cell>
          <table:table-cell office:value-type="float" office:value="260.692271955095" calcext:value-type="float">
            <text:p>260.692271955095</text:p>
          </table:table-cell>
          <table:table-cell office:value-type="float" office:value="256.5805675" calcext:value-type="float">
            <text:p>256.5805675</text:p>
          </table:table-cell>
          <table:table-cell table:number-columns-repeated="2" office:value-type="float" office:value="258.56601" calcext:value-type="float">
            <text:p>258.56601</text:p>
          </table:table-cell>
          <table:table-cell office:value-type="float" office:value="1.98544250000003" calcext:value-type="float">
            <text:p>1.98544250000003</text:p>
          </table:table-cell>
          <table:table-cell office:value-type="float" office:value="11.08457" calcext:value-type="float">
            <text:p>11.08457</text:p>
          </table:table-cell>
          <table:table-cell office:value-type="float" office:value="18.7712751057169" calcext:value-type="float">
            <text:p>18.7712751057169</text:p>
          </table:table-cell>
        </table:table-row>
        <table:table-row table:style-name="ro2">
          <table:table-cell office:value-type="string" calcext:value-type="string">
            <text:p>w26</text:p>
          </table:table-cell>
          <table:table-cell office:value-type="float" office:value="100" calcext:value-type="float">
            <text:p>100</text:p>
          </table:table-cell>
          <table:table-cell office:value-type="float" office:value="256.0244627" calcext:value-type="float">
            <text:p>256.0244627</text:p>
          </table:table-cell>
          <table:table-cell office:value-type="float" office:value="0.629390497623455" calcext:value-type="float">
            <text:p>0.629390497623455</text:p>
          </table:table-cell>
          <table:table-cell office:value-type="float" office:value="254.73438" calcext:value-type="float">
            <text:p>254.73438</text:p>
          </table:table-cell>
          <table:table-cell office:value-type="float" office:value="255.5917325" calcext:value-type="float">
            <text:p>255.5917325</text:p>
          </table:table-cell>
          <table:table-cell office:value-type="float" office:value="255.950785" calcext:value-type="float">
            <text:p>255.950785</text:p>
          </table:table-cell>
          <table:table-cell office:value-type="float" office:value="256.4854375" calcext:value-type="float">
            <text:p>256.4854375</text:p>
          </table:table-cell>
          <table:table-cell office:value-type="float" office:value="257.4023" calcext:value-type="float">
            <text:p>257.4023</text:p>
          </table:table-cell>
          <table:table-cell office:value-type="float" office:value="255.77125875" calcext:value-type="float">
            <text:p>255.77125875</text:p>
          </table:table-cell>
          <table:table-cell office:value-type="float" office:value="256.025228584798" calcext:value-type="float">
            <text:p>256.025228584798</text:p>
          </table:table-cell>
          <table:table-cell office:value-type="float" office:value="255.5917325" calcext:value-type="float">
            <text:p>255.5917325</text:p>
          </table:table-cell>
          <table:table-cell table:number-columns-repeated="2" office:value-type="float" office:value="255.950785" calcext:value-type="float">
            <text:p>255.950785</text:p>
          </table:table-cell>
          <table:table-cell office:value-type="float" office:value="0.35905249999999" calcext:value-type="float">
            <text:p>0.35905249999999</text:p>
          </table:table-cell>
          <table:table-cell office:value-type="float" office:value="2.66792000000004" calcext:value-type="float">
            <text:p>2.66792000000004</text:p>
          </table:table-cell>
          <table:table-cell office:value-type="float" office:value="0.3961323984987" calcext:value-type="float">
            <text:p>0.3961323984987</text:p>
          </table:table-cell>
        </table:table-row>
        <table:table-row table:style-name="ro2">
          <table:table-cell office:value-type="string" calcext:value-type="string">
            <text:p>w27</text:p>
          </table:table-cell>
          <table:table-cell office:value-type="float" office:value="100" calcext:value-type="float">
            <text:p>100</text:p>
          </table:table-cell>
          <table:table-cell office:value-type="float" office:value="253.3351475" calcext:value-type="float">
            <text:p>253.3351475</text:p>
          </table:table-cell>
          <table:table-cell office:value-type="float" office:value="1.37297030422496" calcext:value-type="float">
            <text:p>1.37297030422496</text:p>
          </table:table-cell>
          <table:table-cell office:value-type="float" office:value="250.7011" calcext:value-type="float">
            <text:p>250.7011</text:p>
          </table:table-cell>
          <table:table-cell office:value-type="float" office:value="252.3708875" calcext:value-type="float">
            <text:p>252.3708875</text:p>
          </table:table-cell>
          <table:table-cell office:value-type="float" office:value="253.28072" calcext:value-type="float">
            <text:p>253.28072</text:p>
          </table:table-cell>
          <table:table-cell office:value-type="float" office:value="254.3673325" calcext:value-type="float">
            <text:p>254.3673325</text:p>
          </table:table-cell>
          <table:table-cell office:value-type="float" office:value="256.0619" calcext:value-type="float">
            <text:p>256.0619</text:p>
          </table:table-cell>
          <table:table-cell office:value-type="float" office:value="252.82580375" calcext:value-type="float">
            <text:p>252.82580375</text:p>
          </table:table-cell>
          <table:table-cell office:value-type="float" office:value="253.338830730365" calcext:value-type="float">
            <text:p>253.338830730365</text:p>
          </table:table-cell>
          <table:table-cell office:value-type="float" office:value="252.3708875" calcext:value-type="float">
            <text:p>252.3708875</text:p>
          </table:table-cell>
          <table:table-cell table:number-columns-repeated="2" office:value-type="float" office:value="253.28072" calcext:value-type="float">
            <text:p>253.28072</text:p>
          </table:table-cell>
          <table:table-cell office:value-type="float" office:value="0.909832499999993" calcext:value-type="float">
            <text:p>0.909832499999993</text:p>
          </table:table-cell>
          <table:table-cell office:value-type="float" office:value="5.36079999999998" calcext:value-type="float">
            <text:p>5.36079999999998</text:p>
          </table:table-cell>
          <table:table-cell office:value-type="float" office:value="1.88504745628358" calcext:value-type="float">
            <text:p>1.88504745628358</text:p>
          </table:table-cell>
        </table:table-row>
        <table:table-row table:style-name="ro2">
          <table:table-cell office:value-type="string" calcext:value-type="string">
            <text:p>w28</text:p>
          </table:table-cell>
          <table:table-cell office:value-type="float" office:value="100" calcext:value-type="float">
            <text:p>100</text:p>
          </table:table-cell>
          <table:table-cell office:value-type="float" office:value="251.4059402" calcext:value-type="float">
            <text:p>251.4059402</text:p>
          </table:table-cell>
          <table:table-cell office:value-type="float" office:value="1.0965158139638" calcext:value-type="float">
            <text:p>1.0965158139638</text:p>
          </table:table-cell>
          <table:table-cell office:value-type="float" office:value="249.74133" calcext:value-type="float">
            <text:p>249.74133</text:p>
          </table:table-cell>
          <table:table-cell office:value-type="float" office:value="250.425655" calcext:value-type="float">
            <text:p>250.425655</text:p>
          </table:table-cell>
          <table:table-cell office:value-type="float" office:value="251.117355" calcext:value-type="float">
            <text:p>251.117355</text:p>
          </table:table-cell>
          <table:table-cell office:value-type="float" office:value="252.4540575" calcext:value-type="float">
            <text:p>252.4540575</text:p>
          </table:table-cell>
          <table:table-cell office:value-type="float" office:value="253.79556" calcext:value-type="float">
            <text:p>253.79556</text:p>
          </table:table-cell>
          <table:table-cell office:value-type="float" office:value="250.771505" calcext:value-type="float">
            <text:p>250.771505</text:p>
          </table:table-cell>
          <table:table-cell office:value-type="float" office:value="251.408307522458" calcext:value-type="float">
            <text:p>251.408307522458</text:p>
          </table:table-cell>
          <table:table-cell office:value-type="float" office:value="250.425655" calcext:value-type="float">
            <text:p>250.425655</text:p>
          </table:table-cell>
          <table:table-cell table:number-columns-repeated="2" office:value-type="float" office:value="251.117355" calcext:value-type="float">
            <text:p>251.117355</text:p>
          </table:table-cell>
          <table:table-cell office:value-type="float" office:value="0.691700000000026" calcext:value-type="float">
            <text:p>0.691700000000026</text:p>
          </table:table-cell>
          <table:table-cell office:value-type="float" office:value="4.05423000000005" calcext:value-type="float">
            <text:p>4.05423000000005</text:p>
          </table:table-cell>
          <table:table-cell office:value-type="float" office:value="1.20234693027269" calcext:value-type="float">
            <text:p>1.20234693027269</text:p>
          </table:table-cell>
        </table:table-row>
        <table:table-row table:style-name="ro2">
          <table:table-cell office:value-type="string" calcext:value-type="string">
            <text:p>w29</text:p>
          </table:table-cell>
          <table:table-cell office:value-type="float" office:value="100" calcext:value-type="float">
            <text:p>100</text:p>
          </table:table-cell>
          <table:table-cell office:value-type="float" office:value="249.1805981" calcext:value-type="float">
            <text:p>249.1805981</text:p>
          </table:table-cell>
          <table:table-cell office:value-type="float" office:value="1.11171686418918" calcext:value-type="float">
            <text:p>1.11171686418918</text:p>
          </table:table-cell>
          <table:table-cell office:value-type="float" office:value="246.52191" calcext:value-type="float">
            <text:p>246.52191</text:p>
          </table:table-cell>
          <table:table-cell office:value-type="float" office:value="248.27332" calcext:value-type="float">
            <text:p>248.27332</text:p>
          </table:table-cell>
          <table:table-cell office:value-type="float" office:value="248.952395" calcext:value-type="float">
            <text:p>248.952395</text:p>
          </table:table-cell>
          <table:table-cell office:value-type="float" office:value="250.1425725" calcext:value-type="float">
            <text:p>250.1425725</text:p>
          </table:table-cell>
          <table:table-cell office:value-type="float" office:value="251.47054" calcext:value-type="float">
            <text:p>251.47054</text:p>
          </table:table-cell>
          <table:table-cell office:value-type="float" office:value="248.6128575" calcext:value-type="float">
            <text:p>248.6128575</text:p>
          </table:table-cell>
          <table:table-cell office:value-type="float" office:value="249.183053245432" calcext:value-type="float">
            <text:p>249.183053245432</text:p>
          </table:table-cell>
          <table:table-cell office:value-type="float" office:value="248.27332" calcext:value-type="float">
            <text:p>248.27332</text:p>
          </table:table-cell>
          <table:table-cell table:number-columns-repeated="2" office:value-type="float" office:value="248.952395" calcext:value-type="float">
            <text:p>248.952395</text:p>
          </table:table-cell>
          <table:table-cell office:value-type="float" office:value="0.679074999999983" calcext:value-type="float">
            <text:p>0.679074999999983</text:p>
          </table:table-cell>
          <table:table-cell office:value-type="float" office:value="4.94862999999998" calcext:value-type="float">
            <text:p>4.94862999999998</text:p>
          </table:table-cell>
          <table:table-cell office:value-type="float" office:value="1.23591438612261" calcext:value-type="float">
            <text:p>1.23591438612261</text:p>
          </table:table-cell>
        </table:table-row>
        <table:table-row table:style-name="ro2">
          <table:table-cell office:value-type="string" calcext:value-type="string">
            <text:p>w30</text:p>
          </table:table-cell>
          <table:table-cell office:value-type="float" office:value="100" calcext:value-type="float">
            <text:p>100</text:p>
          </table:table-cell>
          <table:table-cell office:value-type="float" office:value="248.1298598" calcext:value-type="float">
            <text:p>248.1298598</text:p>
          </table:table-cell>
          <table:table-cell office:value-type="float" office:value="0.87832876655587" calcext:value-type="float">
            <text:p>0.87832876655587</text:p>
          </table:table-cell>
          <table:table-cell office:value-type="float" office:value="246.52826" calcext:value-type="float">
            <text:p>246.52826</text:p>
          </table:table-cell>
          <table:table-cell office:value-type="float" office:value="247.436645" calcext:value-type="float">
            <text:p>247.436645</text:p>
          </table:table-cell>
          <table:table-cell office:value-type="float" office:value="248.12254" calcext:value-type="float">
            <text:p>248.12254</text:p>
          </table:table-cell>
          <table:table-cell office:value-type="float" office:value="248.70766" calcext:value-type="float">
            <text:p>248.70766</text:p>
          </table:table-cell>
          <table:table-cell office:value-type="float" office:value="249.99796" calcext:value-type="float">
            <text:p>249.99796</text:p>
          </table:table-cell>
          <table:table-cell office:value-type="float" office:value="247.7795925" calcext:value-type="float">
            <text:p>247.7795925</text:p>
          </table:table-cell>
          <table:table-cell office:value-type="float" office:value="248.131398801473" calcext:value-type="float">
            <text:p>248.131398801473</text:p>
          </table:table-cell>
          <table:table-cell office:value-type="float" office:value="247.436645" calcext:value-type="float">
            <text:p>247.436645</text:p>
          </table:table-cell>
          <table:table-cell table:number-columns-repeated="2" office:value-type="float" office:value="248.12254" calcext:value-type="float">
            <text:p>248.12254</text:p>
          </table:table-cell>
          <table:table-cell office:value-type="float" office:value="0.685894999999988" calcext:value-type="float">
            <text:p>0.685894999999988</text:p>
          </table:table-cell>
          <table:table-cell office:value-type="float" office:value="3.46969999999999" calcext:value-type="float">
            <text:p>3.46969999999999</text:p>
          </table:table-cell>
          <table:table-cell office:value-type="float" office:value="0.771461422159557" calcext:value-type="float">
            <text:p>0.771461422159557</text:p>
          </table:table-cell>
        </table:table-row>
        <table:table-row table:style-name="ro2">
          <table:table-cell office:value-type="string" calcext:value-type="string">
            <text:p>w31</text:p>
          </table:table-cell>
          <table:table-cell office:value-type="float" office:value="100" calcext:value-type="float">
            <text:p>100</text:p>
          </table:table-cell>
          <table:table-cell office:value-type="float" office:value="248.9439539" calcext:value-type="float">
            <text:p>248.9439539</text:p>
          </table:table-cell>
          <table:table-cell office:value-type="float" office:value="1.60150586341333" calcext:value-type="float">
            <text:p>1.60150586341333</text:p>
          </table:table-cell>
          <table:table-cell office:value-type="float" office:value="246.58939" calcext:value-type="float">
            <text:p>246.58939</text:p>
          </table:table-cell>
          <table:table-cell office:value-type="float" office:value="247.4390025" calcext:value-type="float">
            <text:p>247.4390025</text:p>
          </table:table-cell>
          <table:table-cell office:value-type="float" office:value="248.906325" calcext:value-type="float">
            <text:p>248.906325</text:p>
          </table:table-cell>
          <table:table-cell office:value-type="float" office:value="250.572885" calcext:value-type="float">
            <text:p>250.572885</text:p>
          </table:table-cell>
          <table:table-cell office:value-type="float" office:value="251.89746" calcext:value-type="float">
            <text:p>251.89746</text:p>
          </table:table-cell>
          <table:table-cell office:value-type="float" office:value="248.17266375" calcext:value-type="float">
            <text:p>248.17266375</text:p>
          </table:table-cell>
          <table:table-cell office:value-type="float" office:value="248.949053736273" calcext:value-type="float">
            <text:p>248.949053736273</text:p>
          </table:table-cell>
          <table:table-cell office:value-type="float" office:value="247.4390025" calcext:value-type="float">
            <text:p>247.4390025</text:p>
          </table:table-cell>
          <table:table-cell table:number-columns-repeated="2" office:value-type="float" office:value="248.906325" calcext:value-type="float">
            <text:p>248.906325</text:p>
          </table:table-cell>
          <table:table-cell office:value-type="float" office:value="1.4673225" calcext:value-type="float">
            <text:p>1.4673225</text:p>
          </table:table-cell>
          <table:table-cell office:value-type="float" office:value="5.30807000000002" calcext:value-type="float">
            <text:p>5.30807000000002</text:p>
          </table:table-cell>
          <table:table-cell office:value-type="float" office:value="2.56482103054726" calcext:value-type="float">
            <text:p>2.56482103054726</text:p>
          </table:table-cell>
        </table:table-row>
        <table:table-row table:style-name="ro2">
          <table:table-cell office:value-type="string" calcext:value-type="string">
            <text:p>w32</text:p>
          </table:table-cell>
          <table:table-cell office:value-type="float" office:value="100" calcext:value-type="float">
            <text:p>100</text:p>
          </table:table-cell>
          <table:table-cell office:value-type="float" office:value="251.6361592" calcext:value-type="float">
            <text:p>251.6361592</text:p>
          </table:table-cell>
          <table:table-cell office:value-type="float" office:value="2.21602542899236" calcext:value-type="float">
            <text:p>2.21602542899236</text:p>
          </table:table-cell>
          <table:table-cell office:value-type="float" office:value="248.34744" calcext:value-type="float">
            <text:p>248.34744</text:p>
          </table:table-cell>
          <table:table-cell office:value-type="float" office:value="249.32449" calcext:value-type="float">
            <text:p>249.32449</text:p>
          </table:table-cell>
          <table:table-cell office:value-type="float" office:value="251.612655" calcext:value-type="float">
            <text:p>251.612655</text:p>
          </table:table-cell>
          <table:table-cell office:value-type="float" office:value="253.7785425" calcext:value-type="float">
            <text:p>253.7785425</text:p>
          </table:table-cell>
          <table:table-cell office:value-type="float" office:value="255.18848" calcext:value-type="float">
            <text:p>255.18848</text:p>
          </table:table-cell>
          <table:table-cell office:value-type="float" office:value="250.4685725" calcext:value-type="float">
            <text:p>250.4685725</text:p>
          </table:table-cell>
          <table:table-cell office:value-type="float" office:value="251.645819114768" calcext:value-type="float">
            <text:p>251.645819114768</text:p>
          </table:table-cell>
          <table:table-cell office:value-type="float" office:value="249.32449" calcext:value-type="float">
            <text:p>249.32449</text:p>
          </table:table-cell>
          <table:table-cell table:number-columns-repeated="2" office:value-type="float" office:value="251.612655" calcext:value-type="float">
            <text:p>251.612655</text:p>
          </table:table-cell>
          <table:table-cell office:value-type="float" office:value="2.28816499999999" calcext:value-type="float">
            <text:p>2.28816499999999</text:p>
          </table:table-cell>
          <table:table-cell office:value-type="float" office:value="6.84103999999999" calcext:value-type="float">
            <text:p>6.84103999999999</text:p>
          </table:table-cell>
          <table:table-cell office:value-type="float" office:value="4.91076870194077" calcext:value-type="float">
            <text:p>4.91076870194077</text:p>
          </table:table-cell>
        </table:table-row>
        <table:table-row table:style-name="ro2">
          <table:table-cell office:value-type="string" calcext:value-type="string">
            <text:p>w33</text:p>
          </table:table-cell>
          <table:table-cell office:value-type="float" office:value="100" calcext:value-type="float">
            <text:p>100</text:p>
          </table:table-cell>
          <table:table-cell office:value-type="float" office:value="250.8442675" calcext:value-type="float">
            <text:p>250.8442675</text:p>
          </table:table-cell>
          <table:table-cell office:value-type="float" office:value="0.585573171003198" calcext:value-type="float">
            <text:p>0.585573171003198</text:p>
          </table:table-cell>
          <table:table-cell office:value-type="float" office:value="249.64279" calcext:value-type="float">
            <text:p>249.64279</text:p>
          </table:table-cell>
          <table:table-cell office:value-type="float" office:value="250.37162" calcext:value-type="float">
            <text:p>250.37162</text:p>
          </table:table-cell>
          <table:table-cell office:value-type="float" office:value="250.90316" calcext:value-type="float">
            <text:p>250.90316</text:p>
          </table:table-cell>
          <table:table-cell office:value-type="float" office:value="251.2914625" calcext:value-type="float">
            <text:p>251.2914625</text:p>
          </table:table-cell>
          <table:table-cell office:value-type="float" office:value="252.00381" calcext:value-type="float">
            <text:p>252.00381</text:p>
          </table:table-cell>
          <table:table-cell office:value-type="float" office:value="250.60794375" calcext:value-type="float">
            <text:p>250.60794375</text:p>
          </table:table-cell>
          <table:table-cell office:value-type="float" office:value="250.844944147955" calcext:value-type="float">
            <text:p>250.844944147955</text:p>
          </table:table-cell>
          <table:table-cell office:value-type="float" office:value="250.37162" calcext:value-type="float">
            <text:p>250.37162</text:p>
          </table:table-cell>
          <table:table-cell table:number-columns-repeated="2" office:value-type="float" office:value="250.90316" calcext:value-type="float">
            <text:p>250.90316</text:p>
          </table:table-cell>
          <table:table-cell office:value-type="float" office:value="0.531540000000035" calcext:value-type="float">
            <text:p>0.531540000000035</text:p>
          </table:table-cell>
          <table:table-cell office:value-type="float" office:value="2.36102000000003" calcext:value-type="float">
            <text:p>2.36102000000003</text:p>
          </table:table-cell>
          <table:table-cell office:value-type="float" office:value="0.34289593859874" calcext:value-type="float">
            <text:p>0.34289593859874</text:p>
          </table:table-cell>
        </table:table-row>
        <table:table-row table:style-name="ro2">
          <table:table-cell office:value-type="string" calcext:value-type="string">
            <text:p>w34</text:p>
          </table:table-cell>
          <table:table-cell office:value-type="float" office:value="100" calcext:value-type="float">
            <text:p>100</text:p>
          </table:table-cell>
          <table:table-cell office:value-type="float" office:value="249.2360465" calcext:value-type="float">
            <text:p>249.2360465</text:p>
          </table:table-cell>
          <table:table-cell office:value-type="float" office:value="2.27737652347687" calcext:value-type="float">
            <text:p>2.27737652347687</text:p>
          </table:table-cell>
          <table:table-cell office:value-type="float" office:value="243.50076" calcext:value-type="float">
            <text:p>243.50076</text:p>
          </table:table-cell>
          <table:table-cell office:value-type="float" office:value="247.6591025" calcext:value-type="float">
            <text:p>247.6591025</text:p>
          </table:table-cell>
          <table:table-cell office:value-type="float" office:value="249.479975" calcext:value-type="float">
            <text:p>249.479975</text:p>
          </table:table-cell>
          <table:table-cell office:value-type="float" office:value="251.2975975" calcext:value-type="float">
            <text:p>251.2975975</text:p>
          </table:table-cell>
          <table:table-cell office:value-type="float" office:value="252.62025" calcext:value-type="float">
            <text:p>252.62025</text:p>
          </table:table-cell>
          <table:table-cell office:value-type="float" office:value="248.4475745" calcext:value-type="float">
            <text:p>248.4475745</text:p>
          </table:table-cell>
          <table:table-cell office:value-type="float" office:value="249.246346922761" calcext:value-type="float">
            <text:p>249.246346922761</text:p>
          </table:table-cell>
          <table:table-cell office:value-type="float" office:value="247.6591025" calcext:value-type="float">
            <text:p>247.6591025</text:p>
          </table:table-cell>
          <table:table-cell table:number-columns-repeated="2" office:value-type="float" office:value="249.479975" calcext:value-type="float">
            <text:p>249.479975</text:p>
          </table:table-cell>
          <table:table-cell office:value-type="float" office:value="1.82087250000001" calcext:value-type="float">
            <text:p>1.82087250000001</text:p>
          </table:table-cell>
          <table:table-cell office:value-type="float" office:value="9.11948999999999" calcext:value-type="float">
            <text:p>9.11948999999999</text:p>
          </table:table-cell>
          <table:table-cell office:value-type="float" office:value="5.18644382968358" calcext:value-type="float">
            <text:p>5.18644382968358</text:p>
          </table:table-cell>
        </table:table-row>
        <table:table-row table:style-name="ro2">
          <table:table-cell office:value-type="string" calcext:value-type="string">
            <text:p>w35</text:p>
          </table:table-cell>
          <table:table-cell office:value-type="float" office:value="100" calcext:value-type="float">
            <text:p>100</text:p>
          </table:table-cell>
          <table:table-cell office:value-type="float" office:value="235.458462" calcext:value-type="float">
            <text:p>235.458462</text:p>
          </table:table-cell>
          <table:table-cell office:value-type="float" office:value="4.73446299067281" calcext:value-type="float">
            <text:p>4.73446299067281</text:p>
          </table:table-cell>
          <table:table-cell office:value-type="float" office:value="228.61378" calcext:value-type="float">
            <text:p>228.61378</text:p>
          </table:table-cell>
          <table:table-cell office:value-type="float" office:value="229.8062675" calcext:value-type="float">
            <text:p>229.8062675</text:p>
          </table:table-cell>
          <table:table-cell office:value-type="float" office:value="236.580185" calcext:value-type="float">
            <text:p>236.580185</text:p>
          </table:table-cell>
          <table:table-cell office:value-type="float" office:value="239.0816275" calcext:value-type="float">
            <text:p>239.0816275</text:p>
          </table:table-cell>
          <table:table-cell office:value-type="float" office:value="243.10664" calcext:value-type="float">
            <text:p>243.10664</text:p>
          </table:table-cell>
          <table:table-cell office:value-type="float" office:value="232.63236475" calcext:value-type="float">
            <text:p>232.63236475</text:p>
          </table:table-cell>
          <table:table-cell office:value-type="float" office:value="235.505580222247" calcext:value-type="float">
            <text:p>235.505580222247</text:p>
          </table:table-cell>
          <table:table-cell office:value-type="float" office:value="229.8062675" calcext:value-type="float">
            <text:p>229.8062675</text:p>
          </table:table-cell>
          <table:table-cell table:number-columns-repeated="2" office:value-type="float" office:value="236.580185" calcext:value-type="float">
            <text:p>236.580185</text:p>
          </table:table-cell>
          <table:table-cell office:value-type="float" office:value="6.77391750000001" calcext:value-type="float">
            <text:p>6.77391750000001</text:p>
          </table:table-cell>
          <table:table-cell office:value-type="float" office:value="14.49286" calcext:value-type="float">
            <text:p>14.49286</text:p>
          </table:table-cell>
          <table:table-cell office:value-type="float" office:value="22.4151398100505" calcext:value-type="float">
            <text:p>22.4151398100505</text:p>
          </table:table-cell>
        </table:table-row>
        <table:table-row table:style-name="ro2">
          <table:table-cell office:value-type="string" calcext:value-type="string">
            <text:p>w36</text:p>
          </table:table-cell>
          <table:table-cell office:value-type="float" office:value="100" calcext:value-type="float">
            <text:p>100</text:p>
          </table:table-cell>
          <table:table-cell office:value-type="float" office:value="208.8721816" calcext:value-type="float">
            <text:p>208.8721816</text:p>
          </table:table-cell>
          <table:table-cell office:value-type="float" office:value="12.9318018649848" calcext:value-type="float">
            <text:p>12.9318018649848</text:p>
          </table:table-cell>
          <table:table-cell office:value-type="float" office:value="184.21826" calcext:value-type="float">
            <text:p>184.21826</text:p>
          </table:table-cell>
          <table:table-cell office:value-type="float" office:value="197.294315" calcext:value-type="float">
            <text:p>197.294315</text:p>
          </table:table-cell>
          <table:table-cell office:value-type="float" office:value="212.75879" calcext:value-type="float">
            <text:p>212.75879</text:p>
          </table:table-cell>
          <table:table-cell office:value-type="float" office:value="218.4064825" calcext:value-type="float">
            <text:p>218.4064825</text:p>
          </table:table-cell>
          <table:table-cell office:value-type="float" office:value="229.06166" calcext:value-type="float">
            <text:p>229.06166</text:p>
          </table:table-cell>
          <table:table-cell office:value-type="float" office:value="203.0832483" calcext:value-type="float">
            <text:p>203.0832483</text:p>
          </table:table-cell>
          <table:table-cell office:value-type="float" office:value="209.268123303153" calcext:value-type="float">
            <text:p>209.268123303153</text:p>
          </table:table-cell>
          <table:table-cell office:value-type="float" office:value="197.294315" calcext:value-type="float">
            <text:p>197.294315</text:p>
          </table:table-cell>
          <table:table-cell table:number-columns-repeated="2" office:value-type="float" office:value="212.75879" calcext:value-type="float">
            <text:p>212.75879</text:p>
          </table:table-cell>
          <table:table-cell office:value-type="float" office:value="15.464475" calcext:value-type="float">
            <text:p>15.464475</text:p>
          </table:table-cell>
          <table:table-cell office:value-type="float" office:value="44.8434" calcext:value-type="float">
            <text:p>44.8434</text:p>
          </table:table-cell>
          <table:table-cell office:value-type="float" office:value="167.231499475224" calcext:value-type="float">
            <text:p>167.231499475224</text:p>
          </table:table-cell>
        </table:table-row>
        <table:table-row table:style-name="ro2">
          <table:table-cell office:value-type="string" calcext:value-type="string">
            <text:p>w37</text:p>
          </table:table-cell>
          <table:table-cell office:value-type="float" office:value="100" calcext:value-type="float">
            <text:p>100</text:p>
          </table:table-cell>
          <table:table-cell office:value-type="float" office:value="181.9863212" calcext:value-type="float">
            <text:p>181.9863212</text:p>
          </table:table-cell>
          <table:table-cell office:value-type="float" office:value="7.78374437348972" calcext:value-type="float">
            <text:p>7.78374437348972</text:p>
          </table:table-cell>
          <table:table-cell office:value-type="float" office:value="172.86945" calcext:value-type="float">
            <text:p>172.86945</text:p>
          </table:table-cell>
          <table:table-cell office:value-type="float" office:value="175.1388525" calcext:value-type="float">
            <text:p>175.1388525</text:p>
          </table:table-cell>
          <table:table-cell office:value-type="float" office:value="180.04819" calcext:value-type="float">
            <text:p>180.04819</text:p>
          </table:table-cell>
          <table:table-cell office:value-type="float" office:value="187.5241825" calcext:value-type="float">
            <text:p>187.5241825</text:p>
          </table:table-cell>
          <table:table-cell office:value-type="float" office:value="198.9754" calcext:value-type="float">
            <text:p>198.9754</text:p>
          </table:table-cell>
          <table:table-cell office:value-type="float" office:value="177.59352125" calcext:value-type="float">
            <text:p>177.59352125</text:p>
          </table:table-cell>
          <table:table-cell office:value-type="float" office:value="182.151041483755" calcext:value-type="float">
            <text:p>182.151041483755</text:p>
          </table:table-cell>
          <table:table-cell office:value-type="float" office:value="175.1388525" calcext:value-type="float">
            <text:p>175.1388525</text:p>
          </table:table-cell>
          <table:table-cell table:number-columns-repeated="2" office:value-type="float" office:value="180.04819" calcext:value-type="float">
            <text:p>180.04819</text:p>
          </table:table-cell>
          <table:table-cell office:value-type="float" office:value="4.90933750000002" calcext:value-type="float">
            <text:p>4.90933750000002</text:p>
          </table:table-cell>
          <table:table-cell office:value-type="float" office:value="26.10595" calcext:value-type="float">
            <text:p>26.10595</text:p>
          </table:table-cell>
          <table:table-cell office:value-type="float" office:value="60.5866764718329" calcext:value-type="float">
            <text:p>60.5866764718329</text:p>
          </table:table-cell>
        </table:table-row>
        <table:table-row table:style-name="ro2">
          <table:table-cell office:value-type="string" calcext:value-type="string">
            <text:p>w38</text:p>
          </table:table-cell>
          <table:table-cell office:value-type="float" office:value="100" calcext:value-type="float">
            <text:p>100</text:p>
          </table:table-cell>
          <table:table-cell office:value-type="float" office:value="188.0084365" calcext:value-type="float">
            <text:p>188.0084365</text:p>
          </table:table-cell>
          <table:table-cell office:value-type="float" office:value="6.77498701345184" calcext:value-type="float">
            <text:p>6.77498701345184</text:p>
          </table:table-cell>
          <table:table-cell office:value-type="float" office:value="178.08148" calcext:value-type="float">
            <text:p>178.08148</text:p>
          </table:table-cell>
          <table:table-cell office:value-type="float" office:value="182.6812725" calcext:value-type="float">
            <text:p>182.6812725</text:p>
          </table:table-cell>
          <table:table-cell office:value-type="float" office:value="186.065965" calcext:value-type="float">
            <text:p>186.065965</text:p>
          </table:table-cell>
          <table:table-cell office:value-type="float" office:value="194.8301075" calcext:value-type="float">
            <text:p>194.8301075</text:p>
          </table:table-cell>
          <table:table-cell office:value-type="float" office:value="200.14291" calcext:value-type="float">
            <text:p>200.14291</text:p>
          </table:table-cell>
          <table:table-cell office:value-type="float" office:value="184.37361875" calcext:value-type="float">
            <text:p>184.37361875</text:p>
          </table:table-cell>
          <table:table-cell office:value-type="float" office:value="188.129247167251" calcext:value-type="float">
            <text:p>188.129247167251</text:p>
          </table:table-cell>
          <table:table-cell office:value-type="float" office:value="182.6812725" calcext:value-type="float">
            <text:p>182.6812725</text:p>
          </table:table-cell>
          <table:table-cell table:number-columns-repeated="2" office:value-type="float" office:value="186.065965" calcext:value-type="float">
            <text:p>186.065965</text:p>
          </table:table-cell>
          <table:table-cell office:value-type="float" office:value="3.3846925" calcext:value-type="float">
            <text:p>3.3846925</text:p>
          </table:table-cell>
          <table:table-cell office:value-type="float" office:value="22.06143" calcext:value-type="float">
            <text:p>22.06143</text:p>
          </table:table-cell>
          <table:table-cell office:value-type="float" office:value="45.9004490324411" calcext:value-type="float">
            <text:p>45.9004490324411</text:p>
          </table:table-cell>
        </table:table-row>
        <table:table-row table:style-name="ro2">
          <table:table-cell office:value-type="string" calcext:value-type="string">
            <text:p>w39</text:p>
          </table:table-cell>
          <table:table-cell office:value-type="float" office:value="100" calcext:value-type="float">
            <text:p>100</text:p>
          </table:table-cell>
          <table:table-cell office:value-type="float" office:value="190.0228131" calcext:value-type="float">
            <text:p>190.0228131</text:p>
          </table:table-cell>
          <table:table-cell office:value-type="float" office:value="3.29949938519504" calcext:value-type="float">
            <text:p>3.29949938519504</text:p>
          </table:table-cell>
          <table:table-cell office:value-type="float" office:value="184.26874" calcext:value-type="float">
            <text:p>184.26874</text:p>
          </table:table-cell>
          <table:table-cell office:value-type="float" office:value="186.7365925" calcext:value-type="float">
            <text:p>186.7365925</text:p>
          </table:table-cell>
          <table:table-cell office:value-type="float" office:value="191.046155" calcext:value-type="float">
            <text:p>191.046155</text:p>
          </table:table-cell>
          <table:table-cell office:value-type="float" office:value="192.4420875" calcext:value-type="float">
            <text:p>192.4420875</text:p>
          </table:table-cell>
          <table:table-cell office:value-type="float" office:value="195.10614" calcext:value-type="float">
            <text:p>195.10614</text:p>
          </table:table-cell>
          <table:table-cell office:value-type="float" office:value="188.3797028" calcext:value-type="float">
            <text:p>188.3797028</text:p>
          </table:table-cell>
          <table:table-cell office:value-type="float" office:value="190.051170287553" calcext:value-type="float">
            <text:p>190.051170287553</text:p>
          </table:table-cell>
          <table:table-cell office:value-type="float" office:value="186.7365925" calcext:value-type="float">
            <text:p>186.7365925</text:p>
          </table:table-cell>
          <table:table-cell table:number-columns-repeated="2" office:value-type="float" office:value="191.046155" calcext:value-type="float">
            <text:p>191.046155</text:p>
          </table:table-cell>
          <table:table-cell office:value-type="float" office:value="4.3095625" calcext:value-type="float">
            <text:p>4.3095625</text:p>
          </table:table-cell>
          <table:table-cell office:value-type="float" office:value="10.8374" calcext:value-type="float">
            <text:p>10.8374</text:p>
          </table:table-cell>
          <table:table-cell office:value-type="float" office:value="10.8866961929024" calcext:value-type="float">
            <text:p>10.8866961929024</text:p>
          </table:table-cell>
        </table:table-row>
        <table:table-row table:style-name="ro2">
          <table:table-cell office:value-type="string" calcext:value-type="string">
            <text:p>w40</text:p>
          </table:table-cell>
          <table:table-cell office:value-type="float" office:value="100" calcext:value-type="float">
            <text:p>100</text:p>
          </table:table-cell>
          <table:table-cell office:value-type="float" office:value="193.7368902" calcext:value-type="float">
            <text:p>193.7368902</text:p>
          </table:table-cell>
          <table:table-cell office:value-type="float" office:value="0.461155691207746" calcext:value-type="float">
            <text:p>0.461155691207746</text:p>
          </table:table-cell>
          <table:table-cell office:value-type="float" office:value="192.40285" calcext:value-type="float">
            <text:p>192.40285</text:p>
          </table:table-cell>
          <table:table-cell office:value-type="float" office:value="193.508085" calcext:value-type="float">
            <text:p>193.508085</text:p>
          </table:table-cell>
          <table:table-cell office:value-type="float" office:value="193.764145" calcext:value-type="float">
            <text:p>193.764145</text:p>
          </table:table-cell>
          <table:table-cell office:value-type="float" office:value="194.1359025" calcext:value-type="float">
            <text:p>194.1359025</text:p>
          </table:table-cell>
          <table:table-cell office:value-type="float" office:value="194.43365" calcext:value-type="float">
            <text:p>194.43365</text:p>
          </table:table-cell>
          <table:table-cell office:value-type="float" office:value="193.6224876" calcext:value-type="float">
            <text:p>193.6224876</text:p>
          </table:table-cell>
          <table:table-cell office:value-type="float" office:value="193.737433559683" calcext:value-type="float">
            <text:p>193.737433559683</text:p>
          </table:table-cell>
          <table:table-cell office:value-type="float" office:value="193.508085" calcext:value-type="float">
            <text:p>193.508085</text:p>
          </table:table-cell>
          <table:table-cell table:number-columns-repeated="2" office:value-type="float" office:value="193.764145" calcext:value-type="float">
            <text:p>193.764145</text:p>
          </table:table-cell>
          <table:table-cell office:value-type="float" office:value="0.256059999999991" calcext:value-type="float">
            <text:p>0.256059999999991</text:p>
          </table:table-cell>
          <table:table-cell office:value-type="float" office:value="2.0308" calcext:value-type="float">
            <text:p>2.0308</text:p>
          </table:table-cell>
          <table:table-cell office:value-type="float" office:value="0.212664571533294" calcext:value-type="float">
            <text:p>0.2126645715332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21:11:39.432482662</meta:creation-date>
    <dc:date>2020-04-16T21:40:44.827539904</dc:date>
    <meta:editing-duration>PT28M58S</meta:editing-duration>
    <meta:editing-cycles>15</meta:editing-cycles>
    <meta:generator>LibreOffice/6.3.5.2$Linux_X86_64 LibreOffice_project/30$Build-2</meta:generator>
    <meta:document-statistic meta:table-count="1" meta:cell-count="696" meta:object-count="0"/>
  </office:meta>
</office:document-meta>
</file>